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Courier, mono"/>
    <style:font-face style:name="Geneva" svg:font-family="Geneva,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Arial, Helvetica, sans-serif"/>
  </office:font-face-decls>
  <office:automatic-styles>
    <style:style style:name="Table1" style:family="table">
      <style:table-properties style:width="16.993cm" table:align="left"/>
    </style:style>
    <style:style style:name="Table1.A" style:family="table-column">
      <style:table-column-properties style:column-width="4.098cm"/>
    </style:style>
    <style:style style:name="Table1.B" style:family="table-column">
      <style:table-column-properties style:column-width="7.952cm"/>
    </style:style>
    <style:style style:name="Table1.C" style:family="table-column">
      <style:table-column-properties style:column-width="4.944cm"/>
    </style:style>
    <style:style style:name="Table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1.A2"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2"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2"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3"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3"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3"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4"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4"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4"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5"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5"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5"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6"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6"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6"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7"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7"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7"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8"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8"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8"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9"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9"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9"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10"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10"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10"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11"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11"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11"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12"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1.B12"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C12"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1.A13" style:family="table-cell">
      <style:table-cell-properties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1.B13" style:family="table-cell">
      <style:table-cell-properties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1.C13" style:family="table-cell">
      <style:table-cell-properties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2" style:family="table">
      <style:table-properties style:width="16.993cm" table:align="left"/>
    </style:style>
    <style:style style:name="Table2.A" style:family="table-column">
      <style:table-column-properties style:column-width="4.143cm"/>
    </style:style>
    <style:style style:name="Table2.B" style:family="table-column">
      <style:table-column-properties style:column-width="7.906cm"/>
    </style:style>
    <style:style style:name="Table2.C" style:family="table-column">
      <style:table-column-properties style:column-width="4.944cm"/>
    </style:style>
    <style:style style:name="Table2.A1" style:family="table-cell">
      <style:table-cell-properties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2.B1" style:family="table-cell">
      <style:table-cell-properties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2.A2"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2.B2"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2.A9" style:family="table-cell">
      <style:table-cell-properties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2.B9" style:family="table-cell">
      <style:table-cell-properties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Table3" style:family="table">
      <style:table-properties style:width="16.993cm" table:align="left"/>
    </style:style>
    <style:style style:name="Table3.A" style:family="table-column">
      <style:table-column-properties style:column-width="4.143cm"/>
    </style:style>
    <style:style style:name="Table3.B" style:family="table-column">
      <style:table-column-properties style:column-width="7.906cm"/>
    </style:style>
    <style:style style:name="Table3.C" style:family="table-column">
      <style:table-column-properties style:column-width="4.944cm"/>
    </style:style>
    <style:style style:name="Table3.A1" style:family="table-cell">
      <style:table-cell-properties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le3.B1" style:family="table-cell">
      <style:table-cell-properties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le3.A2" style:family="table-cell">
      <style:table-cell-properties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le3.B2" style:family="table-cell">
      <style:table-cell-properties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le3.A27" style:family="table-cell">
      <style:table-cell-properties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le3.B27" style:family="table-cell">
      <style:table-cell-properties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P1" style:family="paragraph" style:parent-style-name="Heading_20_2">
      <loext:graphic-properties draw:fill="solid" draw:fill-color="#bbbbbb" draw:opacity="100%"/>
      <style:paragraph-properties fo:margin-left="0cm" fo:margin-right="0cm" fo:orphans="2" fo:widows="2" fo:text-indent="0cm" style:auto-text-indent="false" fo:background-color="#bbbbbb" fo:padding="0cm" fo:border="none"/>
      <style:text-properties fo:font-variant="normal" fo:text-transform="none" fo:color="#ffffff" loext:opacity="100%" style:font-name="Geneva" fo:font-size="14pt" fo:letter-spacing="normal" fo:font-style="normal" fo:font-weight="normal"/>
    </style:style>
    <style:style style:name="P2" style:family="paragraph" style:parent-style-name="Standard">
      <style:text-properties fo:font-size="12pt" style:font-size-asian="12pt" style:font-size-complex="12pt"/>
    </style:style>
    <style:style style:name="P3" style:family="paragraph" style:parent-style-name="Table_20_Contents">
      <style:paragraph-properties fo:margin-top="0cm" fo:margin-bottom="0.499cm" style:contextual-spacing="false"/>
    </style:style>
    <style:style style:name="P4" style:family="paragraph" style:parent-style-name="Table_20_Contents">
      <style:paragraph-properties fo:margin-top="0cm" fo:margin-bottom="0.499cm" style:contextual-spacing="false"/>
      <style:text-properties style:font-name="Verdana" fo:font-size="12pt" style:font-size-asian="12pt" style:font-size-complex="12pt"/>
    </style:style>
    <style:style style:name="P5" style:family="paragraph" style:parent-style-name="Table_20_Contents" style:list-style-name="L1">
      <style:paragraph-properties fo:margin-top="0cm" fo:margin-bottom="0.499cm" style:contextual-spacing="false"/>
    </style:style>
    <style:style style:name="P6" style:family="paragraph" style:parent-style-name="Table_20_Contents" style:list-style-name="L1">
      <style:paragraph-properties fo:margin-top="0cm" fo:margin-bottom="0cm" style:contextual-spacing="false"/>
    </style:style>
    <style:style style:name="P7" style:family="paragraph" style:parent-style-name="Table_20_Contents" style:list-style-name="L2">
      <style:paragraph-properties fo:margin-top="0cm" fo:margin-bottom="0.499cm" style:contextual-spacing="false"/>
    </style:style>
    <style:style style:name="P8" style:family="paragraph" style:parent-style-name="Table_20_Contents" style:list-style-name="L2">
      <style:paragraph-properties fo:margin-top="0cm" fo:margin-bottom="0cm" style:contextual-spacing="false"/>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style:list-style-name="L3">
      <style:paragraph-properties fo:margin-top="0cm" fo:margin-bottom="0cm" style:contextual-spacing="false" fo:orphans="2" fo:widows="2"/>
    </style:style>
    <style:style style:name="P11" style:family="paragraph" style:parent-style-name="Text_20_body" style:list-style-name="L3">
      <style:paragraph-properties fo:orphans="2" fo:widows="2"/>
    </style:style>
    <style:style style:name="P12" style:family="paragraph" style:parent-style-name="Text_20_body" style:list-style-name="L4">
      <style:paragraph-properties fo:margin-top="0cm" fo:margin-bottom="0cm" style:contextual-spacing="false" fo:orphans="2" fo:widows="2"/>
    </style:style>
    <style:style style:name="P13" style:family="paragraph" style:parent-style-name="Text_20_body" style:list-style-name="L4">
      <style:paragraph-properties fo:orphans="2" fo:widows="2"/>
    </style:style>
    <style:style style:name="P14" style:family="paragraph" style:parent-style-name="Text_20_body" style:list-style-name="L5">
      <style:paragraph-properties fo:margin-top="0cm" fo:margin-bottom="0cm" style:contextual-spacing="false" fo:orphans="2" fo:widows="2"/>
    </style:style>
    <style:style style:name="P15" style:family="paragraph" style:parent-style-name="Text_20_body" style:list-style-name="L5">
      <style:paragraph-properties fo:orphans="2" fo:widows="2"/>
    </style:style>
    <style:style style:name="P16" style:family="paragraph" style:parent-style-name="Text_20_body" style:list-style-name="L6">
      <style:paragraph-properties fo:orphans="2" fo:widows="2"/>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2pt" fo:letter-spacing="normal" fo:font-style="normal" fo:font-weight="normal" style:font-size-asian="12pt" style:font-size-complex="12pt"/>
    </style:style>
    <style:style style:name="P18" style:family="paragraph" style:parent-style-name="Text_20_body">
      <style:paragraph-properties fo:margin-left="0cm" fo:margin-right="0cm" fo:orphans="2" fo:widows="2" fo:text-indent="0cm" style:auto-text-indent="false"/>
      <style:text-properties fo:font-size="12pt" style:font-size-asian="12pt" style:font-size-complex="12pt"/>
    </style:style>
    <style:style style:name="T1" style:family="text">
      <style:text-properties style:font-name="Verdana"/>
    </style:style>
    <style:style style:name="T2" style:family="text">
      <style:text-properties style:font-name="Verdana" fo:font-size="6pt"/>
    </style:style>
    <style:style style:name="T3" style:family="text">
      <style:text-properties style:font-name="Verdana" fo:font-size="12pt" style:font-size-asian="12pt" style:font-size-complex="12pt"/>
    </style:style>
    <style:style style:name="T4" style:family="text">
      <style:text-properties style:font-name="Courier New"/>
    </style:style>
    <style:style style:name="T5" style:family="text">
      <style:text-properties style:font-name="Courier New" fo:font-size="7pt"/>
    </style:style>
    <style:style style:name="T6" style:family="text">
      <style:text-properties style:font-name="Courier New" fo:font-size="7pt" style:text-underline-style="solid" style:text-underline-width="auto" style:text-underline-color="font-color"/>
    </style:style>
    <style:style style:name="T7" style:family="text">
      <style:text-properties style:font-name="Courier New" style:text-underline-style="solid" style:text-underline-width="auto" style:text-underline-color="font-color"/>
    </style:style>
    <style:style style:name="T8" style:family="text">
      <style:text-properties style:font-name="Courier New" fo:font-size="12pt" style:text-underline-style="solid" style:text-underline-width="auto" style:text-underline-color="font-color" style:font-size-asian="12pt" style:font-size-complex="12pt"/>
    </style:style>
    <style:style style:name="T9" style:family="text">
      <style:text-properties style:font-name="Courier New" fo:font-size="12pt" style:font-size-asian="12pt" style:font-size-complex="12pt"/>
    </style:style>
    <style:style style:name="T10" style:family="text">
      <style:text-properties fo:font-variant="normal" fo:text-transform="none" fo:color="#000000" loext:opacity="100%" style:font-name="Verdana" fo:font-size="6pt" fo:letter-spacing="normal" fo:font-style="normal" fo:font-weight="normal"/>
    </style:style>
    <style:style style:name="T11" style:family="text">
      <style:text-properties fo:font-variant="normal" fo:text-transform="none" fo:color="#000000" loext:opacity="100%" style:font-name="Verdana" fo:letter-spacing="normal" fo:font-style="normal" fo:font-weight="normal"/>
    </style:style>
    <style:style style:name="T12"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3" style:family="text">
      <style:text-properties fo:font-variant="normal" fo:text-transform="none" fo:color="#000000" loext:opacity="100%" style:font-name="Verdana"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000000" loext:opacity="100%" style:font-name="Verdana" fo:font-size="12pt" fo:letter-spacing="normal" fo:font-style="normal" style:font-size-asian="12pt" style:font-size-complex="12pt"/>
    </style:style>
    <style:style style:name="T15" style:family="text">
      <style:text-properties fo:font-variant="normal" fo:text-transform="none" fo:color="#000000" loext:opacity="100%" style:font-name="Verdana" fo:font-size="12pt" fo:letter-spacing="normal" fo:font-style="italic" fo:font-weight="bold" style:font-size-asian="12pt" style:font-style-asian="italic" style:font-weight-asian="bold" style:font-size-complex="12pt" style:font-style-complex="italic" style:font-weight-complex="bold"/>
    </style:style>
    <style:style style:name="T16" style:family="text">
      <style:text-properties fo:font-variant="normal" fo:text-transform="none" fo:color="#000000" loext:opacity="100%" style:font-name="Courier New" fo:font-size="7pt" fo:letter-spacing="normal" fo:font-style="normal" fo:font-weight="normal"/>
    </style:style>
    <style:style style:name="T17" style:family="text">
      <style:text-properties fo:font-variant="normal" fo:text-transform="none" fo:color="#000000" loext:opacity="100%" style:font-name="Courier New" fo:letter-spacing="normal" fo:font-style="normal" fo:font-weight="normal"/>
    </style:style>
    <style:style style:name="T18" style:family="text">
      <style:text-properties fo:font-variant="normal" fo:text-transform="none" fo:color="#000000" loext:opacity="100%" style:font-name="Courier New" fo:font-size="12pt" fo:letter-spacing="normal" fo:font-style="normal" fo:font-weight="normal" style:font-size-asian="12pt" style:font-size-complex="12pt"/>
    </style:style>
    <style:style style:name="T19" style:family="text">
      <style:text-properties fo:font-variant="normal" fo:text-transform="none" fo:color="#ffffff" loext:opacity="100%" style:font-name="Geneva" fo:font-size="14pt" fo:letter-spacing="normal" fo:font-style="normal" fo:font-weight="normal"/>
    </style:style>
    <style:style style:name="T20"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Emphasis"><text:span text:style-name="Strong_20_Emphasis"><text:span text:style-name="T15">Note!</text:span></text:span></text:span><text:span text:style-name="Emphasis"><text:span text:style-name="T12"> Italics is used to denote an argument. Square brackets are used to indicate an optional argument.</text:span></text:span><text:span text:style-name="T12"><text:line-break/><text:line-break/></text:span><text:span text:style-name="Strong_20_Emphasis"><text:span text:style-name="T13">UnitValue</text:span></text:span><text:span text:style-name="T12"> A value that represents a size. Normally it consist of a value (integer or float) and the unit type (e.g. </text:span><text:span text:style-name="Source_20_Text"><text:span text:style-name="T18">"mm"</text:span></text:span><text:span text:style-name="T12">). MigLayout support defining custom unit types and there are some special ones built in. These are listed below and some have a context to which they can appear. UnitValues can be quite rich expressions, like: </text:span><text:span text:style-name="Source_20_Text"><text:span text:style-name="T18">"(10px + 0.25*((pref/2)-10))"</text:span></text:span><text:span text:style-name="T12">.</text:span></text:h>
      <text:p text:style-name="P17">The currently supported unit types are:</text:p>
      <text:list text:style-name="L3">
        <text:list-item>
          <text:p text:style-name="P10"><text:span text:style-name="Strong_20_Emphasis"><text:span text:style-name="T13">""</text:span></text:span><text:span text:style-name="T12"> - No unit specified. This is the default unit and pixels will be used by default. Default unit can be set with </text:span><text:span text:style-name="Source_20_Text"><text:span text:style-name="T18">PlatformDefaults.setDefaultHorizontal/VerticalUnit(int)</text:span></text:span><text:span text:style-name="T12">. E.g. </text:span><text:span text:style-name="Source_20_Text"><text:span text:style-name="T18">"10"</text:span></text:span></text:p>
        </text:list-item>
        <text:list-item>
          <text:p text:style-name="P10"><text:span text:style-name="Strong_20_Emphasis"><text:span text:style-name="T14">px</text:span></text:span><text:span text:style-name="T12"> - Pixels. Normal pixels mapped directly to the screen. E.g. </text:span><text:span text:style-name="Source_20_Text"><text:span text:style-name="T18">"10px" or "10"</text:span></text:span></text:p>
        </text:list-item>
        <text:list-item>
          <text:p text:style-name="P10"><text:span text:style-name="Strong_20_Emphasis"><text:span text:style-name="T14">%</text:span></text:span><text:span text:style-name="T12"> - A percentage of the container's size. May also be used for alignments where for instance </text:span><text:span text:style-name="Source_20_Text"><text:span text:style-name="T18">50%</text:span></text:span><text:span text:style-name="T12"> means "centered". E.g. </text:span><text:span text:style-name="Source_20_Text"><text:span text:style-name="T18">"100%"</text:span></text:span></text:p>
        </text:list-item>
        <text:list-item>
          <text:p text:style-name="P10"><text:span text:style-name="Strong_20_Emphasis"><text:span text:style-name="T14">lp</text:span></text:span><text:span text:style-name="T12"> - Logical Pixels. If the normal font is used on the platform this maps 1:1 to pixels. If larger fonts are used the logical pixels gets proportionally larger. Used instead of Dialog Units. E.g. </text:span><text:span text:style-name="Source_20_Text"><text:span text:style-name="T18">"10lp"</text:span></text:span></text:p>
        </text:list-item>
        <text:list-item>
          <text:p text:style-name="P10"><text:span text:style-name="Strong_20_Emphasis"><text:span text:style-name="T14">pt</text:span></text:span><text:span text:style-name="T12"> - Points. 1/72:th of an inch. A unit normally used for printing. Will take the screen DPI that the component is showing on into account. E.g. </text:span><text:span text:style-name="Source_20_Text"><text:span text:style-name="T18">"10pt"</text:span></text:span></text:p>
        </text:list-item>
        <text:list-item>
          <text:p text:style-name="P10"><text:span text:style-name="Strong_20_Emphasis"><text:span text:style-name="T14">mm</text:span></text:span><text:span text:style-name="T12"> - Millimeters. Will take the screen DPI that the component is showing on into account. E.g. </text:span><text:span text:style-name="Source_20_Text"><text:span text:style-name="T18">"10mm"</text:span></text:span></text:p>
        </text:list-item>
        <text:list-item>
          <text:p text:style-name="P10"><text:span text:style-name="Strong_20_Emphasis"><text:span text:style-name="T14">cm</text:span></text:span><text:span text:style-name="T12"> - Centimeters. Will take the screen that the component is showing on DPI into account. E.g. </text:span><text:span text:style-name="Source_20_Text"><text:span text:style-name="T18">"10cm"</text:span></text:span></text:p>
        </text:list-item>
        <text:list-item>
          <text:p text:style-name="P10"><text:span text:style-name="Strong_20_Emphasis"><text:span text:style-name="T14">in</text:span></text:span><text:span text:style-name="T12"> - Inches. Will take the screen DPI that the component is showing on into account. E.g. </text:span><text:span text:style-name="Source_20_Text"><text:span text:style-name="T18">"10.4in"</text:span></text:span></text:p>
        </text:list-item>
        <text:list-item>
          <text:p text:style-name="P10"><text:span text:style-name="Strong_20_Emphasis"><text:span text:style-name="T14">sp</text:span></text:span><text:span text:style-name="T12"> - Percentage of the screen. Will take the pixel screen size that the component is showing on into account. </text:span><text:span text:style-name="Source_20_Text"><text:span text:style-name="T18">100.0</text:span></text:span><text:span text:style-name="T12"> is the right/bottom edge of the screen. E.g. </text:span><text:span text:style-name="Source_20_Text"><text:span text:style-name="T18">"sp 70" or "sp 73.627123"</text:span></text:span></text:p>
        </text:list-item>
        <text:list-item>
          <text:p text:style-name="P10"><text:span text:style-name="Strong_20_Emphasis"><text:span text:style-name="T14">al</text:span></text:span><text:span text:style-name="T12"> - Visual bounds alignment. </text:span><text:span text:style-name="Source_20_Text"><text:span text:style-name="T18">"0al"</text:span></text:span><text:span text:style-name="T12"> is left aligned, </text:span><text:span text:style-name="Source_20_Text"><text:span text:style-name="T18">"0.5al"</text:span></text:span><text:span text:style-name="T12"> is centered and </text:span><text:span text:style-name="Source_20_Text"><text:span text:style-name="T18">"1al"</text:span></text:span><text:span text:style-name="T12"> is right aligned. This unit is used with absolute positioning. E.g. </text:span><text:span text:style-name="Source_20_Text"><text:span text:style-name="T18">"0.2al"</text:span></text:span></text:p>
        </text:list-item>
        <text:list-item>
          <text:p text:style-name="P11"><text:span text:style-name="Strong_20_Emphasis"><text:span text:style-name="T14">n/null</text:span></text:span><text:span text:style-name="T12"> - Null value. Denotes the absence of a value. E.g. </text:span><text:span text:style-name="Source_20_Text"><text:span text:style-name="T18">"n" or "null"</text:span></text:span></text:p>
        </text:list-item>
      </text:list>
      <text:p text:style-name="P9"><text:span text:style-name="T12">These are the unit values that are converted to pixels by the default </text:span><text:span text:style-name="Source_20_Text"><text:span text:style-name="T18">PlatformConverter</text:span></text:span><text:span text:style-name="T12">. The converted pixel sizes can be different for the vertical and horizontal dimension.</text:span></text:p>
      <text:list text:style-name="L4">
        <text:list-item>
          <text:p text:style-name="P12"><text:soft-page-break/><text:span text:style-name="Strong_20_Emphasis"><text:span text:style-name="T14">r/rel/related</text:span></text:span><text:span text:style-name="T12"> - Indicates that two components or columns/rows are considered related. The exact pixel size is determined by the platform default. E.g. </text:span><text:span text:style-name="Source_20_Text"><text:span text:style-name="T18">"r" or "related"</text:span></text:span></text:p>
        </text:list-item>
        <text:list-item>
          <text:p text:style-name="P12"><text:span text:style-name="Strong_20_Emphasis"><text:span text:style-name="T14">u/unrel/unrelatedated</text:span></text:span><text:span text:style-name="T12"> - Indicates that two components or columns/rows are considered </text:span><text:span text:style-name="Strong_20_Emphasis"><text:span text:style-name="T12">un</text:span></text:span><text:span text:style-name="T12">related. The exact pixel size is determined by the platform default. E.g. </text:span><text:span text:style-name="Source_20_Text"><text:span text:style-name="T18">"u" or "unrelated"</text:span></text:span></text:p>
        </text:list-item>
        <text:list-item>
          <text:p text:style-name="P12"><text:span text:style-name="Strong_20_Emphasis"><text:span text:style-name="T14">p/para/paragraph</text:span></text:span><text:span text:style-name="T12"> - A spacing that is considered appropriate for a paragraph is used. The exact pixel size is determined by the platform default. E.g. </text:span><text:span text:style-name="Source_20_Text"><text:span text:style-name="T18">"para" or "paragraph"</text:span></text:span></text:p>
        </text:list-item>
        <text:list-item>
          <text:p text:style-name="P13"><text:span text:style-name="Strong_20_Emphasis"><text:span text:style-name="T14">i/ind/indent</text:span></text:span><text:span text:style-name="T12"> - A spacing that is considered appropriate for indent. The exact pixel size is determined by the platform default. E.g. </text:span><text:span text:style-name="Source_20_Text"><text:span text:style-name="T18">"i" or "indent"</text:span></text:span></text:p>
        </text:list-item>
      </text:list>
      <text:p text:style-name="P9"><text:span text:style-name="T12">These are the unit values that can be specified as a reference to component(s) sizes. These can</text:span><text:span text:style-name="Strong_20_Emphasis"><text:span text:style-name="T12"> </text:span></text:span><text:span text:style-name="T12">be used on column/row constraint's size and as a reference in component constaint expressions.</text:span></text:p>
      <text:list text:style-name="L5">
        <text:list-item>
          <text:p text:style-name="P14"><text:span text:style-name="Strong_20_Emphasis"><text:span text:style-name="T14">min/minimum</text:span></text:span><text:span text:style-name="T12"> - A reference to the </text:span><text:span text:style-name="Strong_20_Emphasis"><text:span text:style-name="T12">largest</text:span></text:span><text:span text:style-name="T12"> minimum size of the column/row. E.g. </text:span><text:span text:style-name="Source_20_Text"><text:span text:style-name="T18">"min" or "minimum"</text:span></text:span></text:p>
        </text:list-item>
        <text:list-item>
          <text:p text:style-name="P14"><text:span text:style-name="Strong_20_Emphasis"><text:span text:style-name="T14">p/pref/preferred</text:span></text:span><text:span text:style-name="T12"> - A reference to the </text:span><text:span text:style-name="Strong_20_Emphasis"><text:span text:style-name="T12">largest</text:span></text:span><text:span text:style-name="T12"> preferred size of the column/row. E.g. </text:span><text:span text:style-name="Source_20_Text"><text:span text:style-name="T18">"p" or "pref" or "preferred"</text:span></text:span></text:p>
        </text:list-item>
        <text:list-item>
          <text:p text:style-name="P15"><text:span text:style-name="Strong_20_Emphasis"><text:span text:style-name="T14">max/maximum</text:span></text:span><text:span text:style-name="T12"> - A reference to the </text:span><text:span text:style-name="Strong_20_Emphasis"><text:span text:style-name="T12">smallest</text:span></text:span><text:span text:style-name="T12"> maximum size of the column/row. E.g. </text:span><text:span text:style-name="Source_20_Text"><text:span text:style-name="T18">"max" or "maximum"</text:span></text:span></text:p>
        </text:list-item>
      </text:list>
      <text:p text:style-name="P9"><text:span text:style-name="T12">These are the unit values that can be specified for a component's width. These can </text:span><text:span text:style-name="Strong_20_Emphasis"><text:span text:style-name="T12">only</text:span></text:span><text:span text:style-name="T12"> be used on the </text:span><text:span text:style-name="Strong_20_Emphasis"><text:span text:style-name="T12">width</text:span></text:span><text:span text:style-name="T12"> component constraints size.</text:span></text:p>
      <text:list text:style-name="L6">
        <text:list-item>
          <text:p text:style-name="P16"><text:span text:style-name="Strong_20_Emphasis"><text:span text:style-name="T14">button</text:span></text:span><text:span text:style-name="T12"> - A reference to the platform minimum size for a button. E.g. </text:span><text:span text:style-name="Source_20_Text"><text:span text:style-name="T18">"wmin button"</text:span></text:span></text:p>
        </text:list-item>
      </text:list>
      <text:p text:style-name="P9"><text:span text:style-name="Strong_20_Emphasis"><text:span text:style-name="T14">BoundSize</text:span></text:span><text:span text:style-name="T12"> A bound size is a size that optionally has a lower and/or upper bound and consists of one to three Unit Values. Practically it is a minimum/preferred/maximum size combination but none of the sizes are actually mandatory. If a size is missing (e.g. the preferred) it is </text:span><text:span text:style-name="Strong_20_Emphasis"><text:span text:style-name="T14">null</text:span></text:span><text:span text:style-name="T12"> and will be replaced by the most appropriate value. For components this value is the corresponding size (E.g. </text:span><text:span text:style-name="Source_20_Text"><text:span text:style-name="T18">Component.getPreferredSize()</text:span></text:span><text:span text:style-name="T12"> on Swing) and for columns/rows it is the size of the components in the row (see </text:span><text:span text:style-name="Strong_20_Emphasis"><text:span text:style-name="T14">min/pref/max</text:span></text:span><text:span text:style-name="T12"> in </text:span><text:span text:style-name="Strong_20_Emphasis"><text:span text:style-name="T14">UnitValue</text:span></text:span><text:span text:style-name="T12"> above).</text:span></text:p>
      <text:p text:style-name="P9"><text:span text:style-name="T12">The format is </text:span><text:span text:style-name="Source_20_Text"><text:span text:style-name="T18">"</text:span></text:span><text:span text:style-name="Source_20_Text"><text:span text:style-name="Emphasis"><text:span text:style-name="T18">min</text:span></text:span></text:span><text:span text:style-name="Source_20_Text"><text:span text:style-name="T18">:</text:span></text:span><text:span text:style-name="Source_20_Text"><text:span text:style-name="Emphasis"><text:span text:style-name="T18">preferred</text:span></text:span></text:span><text:span text:style-name="Source_20_Text"><text:span text:style-name="T18">:</text:span></text:span><text:span text:style-name="Source_20_Text"><text:span text:style-name="Emphasis"><text:span text:style-name="T18">max</text:span></text:span></text:span><text:span text:style-name="Source_20_Text"><text:span text:style-name="T18">"</text:span></text:span><text:span text:style-name="T12">, however there are shorter versions since for instance it is seldom needed to specify the maximum size.</text:span></text:p>
      <text:p text:style-name="P9"><text:span text:style-name="T12">A single value (E.g. </text:span><text:span text:style-name="Source_20_Text"><text:span text:style-name="T18">"10"</text:span></text:span><text:span text:style-name="T12">) sets only the </text:span><text:span text:style-name="Emphasis"><text:span text:style-name="Source_20_Text"><text:span text:style-name="T18">preferred</text:span></text:span></text:span><text:span text:style-name="T12"> size and is exactly the same as </text:span><text:span text:style-name="Source_20_Text"><text:span text:style-name="T18">"null:10:null"</text:span></text:span><text:span text:style-name="T12"> and </text:span><text:span text:style-name="Source_20_Text"><text:span text:style-name="T18">":10:"</text:span></text:span><text:span text:style-name="T12"> and </text:span><text:span text:style-name="Source_20_Text"><text:span text:style-name="T18">"n:10:n"</text:span></text:span><text:span text:style-name="T12">.<text:line-break/>Two values (E.g. </text:span><text:span text:style-name="Source_20_Text"><text:span text:style-name="T18">"10:20"</text:span></text:span><text:span text:style-name="T12">) means minimum and preferred size and is exactly the same as </text:span><text:span text:style-name="Source_20_Text"><text:span text:style-name="T18">"10:20:null"</text:span></text:span><text:span text:style-name="T12"> and </text:span><text:span text:style-name="Source_20_Text"><text:span text:style-name="T18">"10:20:"</text:span></text:span><text:span text:style-name="T12"> and </text:span><text:span text:style-name="Source_20_Text"><text:span text:style-name="T18">"10:20:n"</text:span></text:span><text:span text:style-name="T12"><text:line-break/></text:span><text:soft-page-break/><text:span text:style-name="T12">The use a of an exclamation mark (E.g. </text:span><text:span text:style-name="Source_20_Text"><text:span text:style-name="T18">"20!"</text:span></text:span><text:span text:style-name="T12">) means that the value should be used for all size types and no colon may then be used in the string. It is the same as </text:span><text:span text:style-name="Source_20_Text"><text:span text:style-name="T18">"20:20:20"</text:span></text:span><text:span text:style-name="T12">.</text:span></text:p>
      <text:p text:style-name="P9"><text:span text:style-name="Strong_20_Emphasis"><text:span text:style-name="T14">push</text:span></text:span><text:span text:style-name="T12"> can be appended to a gap to make that gap "greedy" and take any left over space. This means that a gap that has </text:span><text:span text:style-name="Source_20_Text"><text:span text:style-name="T18">"push"</text:span></text:span><text:span text:style-name="T12"> will be pushing the components/rows/columns apart, taking as much space as possible for the gap. The gap push is always an addition to a </text:span><text:span text:style-name="Strong_20_Emphasis"><text:span text:style-name="T14">BoundSize</text:span></text:span><text:span text:style-name="T12">. E.g. </text:span><text:span text:style-name="Source_20_Text"><text:span text:style-name="T18">"gap rel:push"</text:span></text:span><text:span text:style-name="T12">, </text:span><text:span text:style-name="Source_20_Text"><text:span text:style-name="T18">"[][]push[][]"</text:span></text:span><text:span text:style-name="T12">, </text:span><text:span text:style-name="Source_20_Text"><text:span text:style-name="T18">"10cm!:push"</text:span></text:span><text:span text:style-name="T12"> or </text:span><text:span text:style-name="Source_20_Text"><text:span text:style-name="T18">"10:10:10:push"</text:span></text:span><text:span text:style-name="T12">.</text:span></text:p>
      <text:p text:style-name="P9"><text:span text:style-name="Strong_20_Emphasis"><text:span text:style-name="T14">Note!</text:span></text:span><text:span text:style-name="T12"> For row/column constraints the </text:span><text:span text:style-name="Strong_20_Emphasis"><text:span text:style-name="T14">minimum</text:span></text:span><text:span text:style-name="T12">, </text:span><text:span text:style-name="Strong_20_Emphasis"><text:span text:style-name="T14">preferred</text:span></text:span><text:span text:style-name="T12"> and </text:span><text:span text:style-name="Strong_20_Emphasis"><text:span text:style-name="T14">maximum</text:span></text:span><text:span text:style-name="T12"> keywords can be used and they refer to the largest minimum, preferred and maximum component in the column/row. A </text:span><text:span text:style-name="Source_20_Text"><text:span text:style-name="T18">null</text:span></text:span><text:span text:style-name="T12"> value is the same thing as any of these constraints, for the indicated position, but they can for instance be used to set the minimum size to the preferred one or the other way around. E.g. </text:span><text:span text:style-name="Source_20_Text"><text:span text:style-name="T18">"pref:pref"</text:span></text:span><text:span text:style-name="T12"> or </text:span><text:span text:style-name="Source_20_Text"><text:span text:style-name="T18">"min:min:pref"</text:span></text:span><text:span text:style-name="T12">.</text:span></text:p>
      <text:p text:style-name="P9"><text:span text:style-name="Strong_20_Emphasis"><text:span text:style-name="T14">AlignKeyword</text:span></text:span><text:span text:style-name="T12"><text:line-break/>For alignment purposes these keywords can be used: </text:span><text:span text:style-name="Strong_20_Emphasis"><text:span text:style-name="T14">t/top</text:span></text:span><text:span text:style-name="T12">, </text:span><text:span text:style-name="Strong_20_Emphasis"><text:span text:style-name="T14">l/left</text:span></text:span><text:span text:style-name="T12">, </text:span><text:span text:style-name="Strong_20_Emphasis"><text:span text:style-name="T14">b/bottom</text:span></text:span><text:span text:style-name="T12">, </text:span><text:span text:style-name="Strong_20_Emphasis"><text:span text:style-name="T14">r/right</text:span></text:span><text:span text:style-name="T12">, </text:span><text:span text:style-name="Strong_20_Emphasis"><text:span text:style-name="T14">lead/leading</text:span></text:span><text:span text:style-name="T12">, </text:span><text:span text:style-name="Strong_20_Emphasis"><text:span text:style-name="T14">trail/trailing</text:span></text:span><text:span text:style-name="T12"> and </text:span><text:span text:style-name="Strong_20_Emphasis"><text:span text:style-name="T14">base/baseline</text:span></text:span><text:span text:style-name="T12">. Leading/trailing is dependant on if component orientation is "left-to-right" or "right-to-left". There is also a keyword </text:span><text:span text:style-name="Source_20_Text"><text:span text:style-name="T18">"align label"</text:span></text:span><text:span text:style-name="T12"> or for columns/rows one need only to use "</text:span><text:span text:style-name="Source_20_Text"><text:span text:style-name="T18">label". </text:span></text:span><text:span text:style-name="T12">It will align the component(s), which is normally labels, left, center or right depending on the style guides for the platform. This currently means left justfied on all platforms except OS X which has right justified labels.</text:span></text:p>
      <text:h text:style-name="P1" text:outline-level="2">Layout Constraints</text:h>
      <text:p text:style-name="P17">Layout constraings and normally set in the constructor of MigLayout and is constraints that will affect the whole container.<text:line-break/> </text:p>
      <table:table table:name="Table1" table:style-name="Table1">
        <table:table-column table:style-name="Table1.A"/>
        <table:table-column table:style-name="Table1.B"/>
        <table:table-column table:style-name="Table1.C"/>
        <table:table-row>
          <table:table-cell table:style-name="Table1.A1" office:value-type="string">
            <text:p text:style-name="P3"><text:span text:style-name="Source_20_Text"><text:span text:style-name="Strong_20_Emphasis"><text:span text:style-name="T8">wrap</text:span></text:span></text:span><text:span text:style-name="Source_20_Text"><text:span text:style-name="T3"> </text:span></text:span><text:span text:style-name="Source_20_Text"><text:span text:style-name="T9">[</text:span></text:span><text:span text:style-name="Source_20_Text"><text:span text:style-name="Emphasis"><text:span text:style-name="T9">count</text:span></text:span></text:span><text:span text:style-name="Source_20_Text"><text:span text:style-name="T9">]</text:span></text:span></text:p>
          </table:table-cell>
          <table:table-cell table:style-name="Table1.B1" office:value-type="string">
            <text:p text:style-name="P3"><text:span text:style-name="T3">Sets auto-wrap mode for the layout. This means that the grid will wrap to a new column/row after a certain number of columns (for horizontal flow) or rows (for vertical flow). The number is either specified as an integer after the keyword or if not, the number of column/row constraints specified will be used. A wrapping layout means that after the </text:span><text:span text:style-name="Source_20_Text"><text:span text:style-name="T9">count</text:span></text:span><text:span text:style-name="T3">:th component has been added the layout will wrap and continue on the next row/column. If </text:span><text:soft-page-break/><text:span text:style-name="T3">wrap is turned off (default) the Component Constraint's </text:span><text:span text:style-name="Source_20_Text"><text:span text:style-name="T9">"wrap"</text:span></text:span><text:span text:style-name="T3"> and </text:span><text:span text:style-name="Source_20_Text"><text:span text:style-name="T9">"newline"</text:span></text:span><text:span text:style-name="T3"> can be used to control wrapping.</text:span></text:p>
          </table:table-cell>
          <table:table-cell table:style-name="Table1.B1" office:value-type="string">
            <text:p text:style-name="P3"><text:span text:style-name="Source_20_Text"><text:span text:style-name="T9">"wrap"<text:line-break/>"wrap 4"</text:span></text:span></text:p>
          </table:table-cell>
        </table:table-row>
        <table:table-row>
          <table:table-cell table:style-name="Table1.A2" office:value-type="string">
            <text:p text:style-name="P3"><text:span text:style-name="Source_20_Text"><text:span text:style-name="Strong_20_Emphasis"><text:span text:style-name="T8">gap</text:span></text:span></text:span><text:span text:style-name="Source_20_Text"><text:span text:style-name="T3"> </text:span></text:span><text:span text:style-name="Source_20_Text"><text:span text:style-name="Emphasis"><text:span text:style-name="T9">gapx</text:span></text:span></text:span><text:span text:style-name="Source_20_Text"><text:span text:style-name="T3"> </text:span></text:span><text:span text:style-name="Source_20_Text"><text:span text:style-name="T9">[</text:span></text:span><text:span text:style-name="Source_20_Text"><text:span text:style-name="Emphasis"><text:span text:style-name="T9">gapy</text:span></text:span></text:span><text:span text:style-name="Source_20_Text"><text:span text:style-name="T9">]<text:line-break/></text:span></text:span><text:span text:style-name="Source_20_Text"><text:span text:style-name="Strong_20_Emphasis"><text:span text:style-name="T8">gapx</text:span></text:span></text:span><text:span text:style-name="Source_20_Text"><text:span text:style-name="T3"> </text:span></text:span><text:span text:style-name="Source_20_Text"><text:span text:style-name="Emphasis"><text:span text:style-name="T9">gap</text:span></text:span></text:span><text:span text:style-name="Source_20_Text"><text:span text:style-name="T9"><text:line-break/></text:span></text:span><text:span text:style-name="Source_20_Text"><text:span text:style-name="Strong_20_Emphasis"><text:span text:style-name="T8">gapy</text:span></text:span></text:span><text:span text:style-name="Source_20_Text"><text:span text:style-name="T3"> </text:span></text:span><text:span text:style-name="Source_20_Text"><text:span text:style-name="Emphasis"><text:span text:style-name="T9">gap</text:span></text:span></text:span></text:p>
          </table:table-cell>
          <table:table-cell table:style-name="Table1.B2" office:value-type="string">
            <text:p text:style-name="P3"><text:span text:style-name="T3">Specifies the default gap between the cells in the grid and are thus overriding the platform default value. The gaps are specified as a </text:span><text:span text:style-name="Strong_20_Emphasis"><text:span text:style-name="T3">BoundSize</text:span></text:span><text:span text:style-name="T3">. See above.</text:span></text:p>
          </table:table-cell>
          <table:table-cell table:style-name="Table1.C2" office:value-type="string">
            <text:p text:style-name="P3"><text:span text:style-name="Source_20_Text"><text:span text:style-name="T9">"gap 5px 10px"<text:line-break/>"gap unrel rel"<text:line-break/>"gapx 10::50"<text:line-break/>"gapy 0:rel:null"<text:line-break/>"gap 10! 10!"</text:span></text:span></text:p>
          </table:table-cell>
        </table:table-row>
        <table:table-row>
          <table:table-cell table:style-name="Table1.A2" office:value-type="string">
            <text:p text:style-name="P3"><text:span text:style-name="Source_20_Text"><text:span text:style-name="Strong_20_Emphasis"><text:span text:style-name="T8">debug</text:span></text:span></text:span><text:span text:style-name="Source_20_Text"><text:span text:style-name="T3"> </text:span></text:span><text:span text:style-name="Source_20_Text"><text:span text:style-name="T9">[</text:span></text:span><text:span text:style-name="Source_20_Text"><text:span text:style-name="Emphasis"><text:span text:style-name="T9">millis</text:span></text:span></text:span><text:span text:style-name="Source_20_Text"><text:span text:style-name="T9">]</text:span></text:span></text:p>
          </table:table-cell>
          <table:table-cell table:style-name="Table1.B3" office:value-type="string">
            <text:p text:style-name="P3"><text:span text:style-name="T3">Turns on debug painting for the container. This will lead to an active repaint every </text:span><text:span text:style-name="Source_20_Text"><text:span text:style-name="T9">millis</text:span></text:span><text:span text:style-name="T3"> milliseconds. Default value is 1000 (once every second).</text:span></text:p>
          </table:table-cell>
          <table:table-cell table:style-name="Table1.C3" office:value-type="string">
            <text:p text:style-name="P3"><text:span text:style-name="Source_20_Text"><text:span text:style-name="T9">"debug"<text:line-break/>"debug 4000"</text:span></text:span></text:p>
          </table:table-cell>
        </table:table-row>
        <table:table-row>
          <table:table-cell table:style-name="Table1.A2" office:value-type="string">
            <text:p text:style-name="P3"><text:span text:style-name="Source_20_Text"><text:span text:style-name="Strong_20_Emphasis"><text:span text:style-name="T8">nogrid</text:span></text:span></text:span></text:p>
          </table:table-cell>
          <table:table-cell table:style-name="Table1.B4" office:value-type="string">
            <text:p text:style-name="P4">Puts the layout in a flow-only mode. All components in the flow direction will be put in the same cell and will thus not be aligned with component in other rows/columns. For normal horizontal flow this is the same as to say that all component will be put in the first and only column.</text:p>
          </table:table-cell>
          <table:table-cell table:style-name="Table1.C4" office:value-type="string">
            <text:p text:style-name="P3"><text:span text:style-name="Source_20_Text"><text:span text:style-name="T9">"nogrid"</text:span></text:span></text:p>
          </table:table-cell>
        </table:table-row>
        <table:table-row>
          <table:table-cell table:style-name="Table1.A2" office:value-type="string">
            <text:p text:style-name="P3"><text:span text:style-name="Source_20_Text"><text:span text:style-name="Strong_20_Emphasis"><text:span text:style-name="T8">novisualpadding</text:span></text:span></text:span></text:p>
          </table:table-cell>
          <table:table-cell table:style-name="Table1.B5" office:value-type="string">
            <text:p text:style-name="P4">Turns off padding of visual bounds (e.g. compensation for drop shadows)</text:p>
          </table:table-cell>
          <table:table-cell table:style-name="Table1.C5" office:value-type="string">
            <text:p text:style-name="P3"><text:span text:style-name="Source_20_Text"><text:span text:style-name="T9">"novisualpadding"</text:span></text:span></text:p>
          </table:table-cell>
        </table:table-row>
        <table:table-row>
          <table:table-cell table:style-name="Table1.A2" office:value-type="string">
            <text:p text:style-name="P3"><text:span text:style-name="Source_20_Text"><text:span text:style-name="Strong_20_Emphasis"><text:span text:style-name="T8">fill<text:line-break/>fillx</text:span></text:span></text:span><text:span text:style-name="Source_20_Text"><text:span text:style-name="T9"><text:line-break/></text:span></text:span><text:span text:style-name="Source_20_Text"><text:span text:style-name="Strong_20_Emphasis"><text:span text:style-name="T8">filly</text:span></text:span></text:span></text:p>
          </table:table-cell>
          <table:table-cell table:style-name="Table1.B6" office:value-type="string">
            <text:p text:style-name="P3"><text:span text:style-name="T3">Claims all available space in the container for the columns and/or rows. At least one component need to have a </text:span><text:span text:style-name="Source_20_Text"><text:span text:style-name="T9">"grow"</text:span></text:span><text:span text:style-name="T3"> constaint for it to fill the container. The space will be divided equal, though honoring </text:span><text:span text:style-name="Source_20_Text"><text:span text:style-name="T9">"growpriority"</text:span></text:span><text:span text:style-name="T3">. If no columns/rows has </text:span><text:span text:style-name="Source_20_Text"><text:span text:style-name="T9">"grow"</text:span></text:span><text:span text:style-name="T3"> set the grow weight of the componets in the rows/columns will migrate to that row/column.</text:span></text:p>
          </table:table-cell>
          <table:table-cell table:style-name="Table1.C6" office:value-type="string">
            <text:p text:style-name="P3"><text:span text:style-name="T3">"</text:span><text:span text:style-name="Source_20_Text"><text:span text:style-name="T9">fill"<text:line-break/>"fillx"<text:line-break/>"filly"</text:span></text:span></text:p>
          </table:table-cell>
        </table:table-row>
        <table:table-row>
          <table:table-cell table:style-name="Table1.A2" office:value-type="string">
            <text:p text:style-name="P3"><text:span text:style-name="Source_20_Text"><text:span text:style-name="Strong_20_Emphasis"><text:span text:style-name="T8">ins/insets</text:span></text:span></text:span><text:span text:style-name="Source_20_Text"><text:span text:style-name="T9"><text:line-break/>["dialog"]<text:line-break/>["panel"]<text:line-break/>[</text:span></text:span><text:span text:style-name="Source_20_Text"><text:span text:style-name="Emphasis"><text:span text:style-name="T9">top/all</text:span></text:span></text:span><text:span text:style-name="Source_20_Text"><text:span text:style-name="T3"> </text:span></text:span><text:span text:style-name="Source_20_Text"><text:span text:style-name="T9">[</text:span></text:span><text:span text:style-name="Source_20_Text"><text:span text:style-name="Emphasis"><text:span text:style-name="T9">left</text:span></text:span></text:span><text:span text:style-name="Source_20_Text"><text:span text:style-name="T9">]<text:line-break/>[</text:span></text:span><text:span text:style-name="Source_20_Text"><text:span text:style-name="Emphasis"><text:span text:style-name="T9">bottom</text:span></text:span></text:span><text:span text:style-name="Source_20_Text"><text:span text:style-name="T9">] [</text:span></text:span><text:span text:style-name="Source_20_Text"><text:span text:style-name="Emphasis"><text:span text:style-name="T9">right</text:span></text:span></text:span><text:span text:style-name="Source_20_Text"><text:span text:style-name="T9">]]</text:span></text:span></text:p>
          </table:table-cell>
          <table:table-cell table:style-name="Table1.B7" office:value-type="string">
            <text:p text:style-name="P3"><text:span text:style-name="T3">Specified the insets for the laid out container. The gaps before/after the first/last column/row overrides these layout insets. This is the same thing as setting an </text:span><text:span text:style-name="Source_20_Text"><text:span text:style-name="T9">EmptyBorder</text:span></text:span><text:span text:style-name="T3"> on the container but without removing </text:span><text:soft-page-break/><text:span text:style-name="T3">any border already there. Default value is </text:span><text:span text:style-name="Source_20_Text"><text:span text:style-name="T9">"panel"</text:span></text:span><text:span text:style-name="T3"> (or zero if there are docking components). The size of </text:span><text:span text:style-name="Source_20_Text"><text:span text:style-name="T9">"dialog"</text:span></text:span><text:span text:style-name="T3"> and </text:span><text:span text:style-name="Source_20_Text"><text:span text:style-name="T9">"panel"</text:span></text:span><text:span text:style-name="T3"> insets is returned by the current </text:span><text:span text:style-name="Source_20_Text"><text:span text:style-name="T9">PlatformConverter</text:span></text:span><text:span text:style-name="T3">. The inset values all around can also be set explicitly for one or more sides. Insets on sides that are set to </text:span><text:span text:style-name="Source_20_Text"><text:span text:style-name="T9">"null"</text:span></text:span><text:span text:style-name="T3"> or </text:span><text:span text:style-name="Source_20_Text"><text:span text:style-name="T9">"n"</text:span></text:span><text:span text:style-name="T3"> will get the default values provided by the </text:span><text:span text:style-name="Source_20_Text"><text:span text:style-name="T9">PlatformConverter</text:span></text:span><text:span text:style-name="T3">. If less than four sides are specified the last value will be used for the remaining side. The gaps are specified as a </text:span><text:span text:style-name="Strong_20_Emphasis"><text:span text:style-name="T3">UnitValue</text:span></text:span><text:span text:style-name="T3">. See above. Note that the default insets is "</text:span><text:span text:style-name="Source_20_Text"><text:span text:style-name="T9">panel</text:span></text:span><text:span text:style-name="T3">"</text:span></text:p>
          </table:table-cell>
          <table:table-cell table:style-name="Table1.C7" office:value-type="string">
            <text:p text:style-name="P3"><text:span text:style-name="Source_20_Text"><text:span text:style-name="T9">"insets dialog"<text:line-break/>"ins 0"<text:line-break/>"insets 10px n n n"<text:line-break/>"insets 10 20 30 40"</text:span></text:span></text:p>
          </table:table-cell>
        </table:table-row>
        <table:table-row>
          <table:table-cell table:style-name="Table1.A2" office:value-type="string">
            <text:p text:style-name="P3"><text:span text:style-name="Source_20_Text"><text:span text:style-name="Strong_20_Emphasis"><text:span text:style-name="T8">flowy</text:span></text:span></text:span></text:p>
          </table:table-cell>
          <table:table-cell table:style-name="Table1.B8" office:value-type="string">
            <text:p text:style-name="P4">Puts the layout in vertical flow mode. This means that the next cell is normally below and the next component will be put there instead of to the right. Default is horizontal flow.</text:p>
          </table:table-cell>
          <table:table-cell table:style-name="Table1.C8" office:value-type="string">
            <text:p text:style-name="P3"><text:span text:style-name="Source_20_Text"><text:span text:style-name="T9">"flowy"</text:span></text:span></text:p>
          </table:table-cell>
        </table:table-row>
        <table:table-row>
          <table:table-cell table:style-name="Table1.A2" office:value-type="string">
            <text:p text:style-name="P3"><text:span text:style-name="Source_20_Text"><text:span text:style-name="Strong_20_Emphasis"><text:span text:style-name="T8">al/align</text:span></text:span></text:span><text:span text:style-name="Source_20_Text"><text:span text:style-name="T3"> </text:span></text:span><text:span text:style-name="Source_20_Text"><text:span text:style-name="Emphasis"><text:span text:style-name="T9">alignx</text:span></text:span></text:span><text:span text:style-name="Source_20_Text"><text:span text:style-name="T3"> </text:span></text:span><text:span text:style-name="Source_20_Text"><text:span text:style-name="T9">[</text:span></text:span><text:span text:style-name="Source_20_Text"><text:span text:style-name="Emphasis"><text:span text:style-name="T9">aligny</text:span></text:span></text:span><text:span text:style-name="Source_20_Text"><text:span text:style-name="T9">]<text:line-break/></text:span></text:span><text:span text:style-name="Source_20_Text"><text:span text:style-name="Strong_20_Emphasis"><text:span text:style-name="T8">aligny</text:span></text:span></text:span><text:span text:style-name="Source_20_Text"><text:span text:style-name="T9">/</text:span></text:span><text:span text:style-name="Source_20_Text"><text:span text:style-name="Strong_20_Emphasis"><text:span text:style-name="T8">ay</text:span></text:span></text:span><text:span text:style-name="Source_20_Text"><text:span text:style-name="T3"> </text:span></text:span><text:span text:style-name="Source_20_Text"><text:span text:style-name="Emphasis"><text:span text:style-name="T9">align</text:span></text:span></text:span><text:span text:style-name="Source_20_Text"><text:span text:style-name="T9"><text:line-break/></text:span></text:span><text:span text:style-name="Source_20_Text"><text:span text:style-name="Strong_20_Emphasis"><text:span text:style-name="T8">aligny</text:span></text:span></text:span><text:span text:style-name="Source_20_Text"><text:span text:style-name="T9">/</text:span></text:span><text:span text:style-name="Source_20_Text"><text:span text:style-name="Strong_20_Emphasis"><text:span text:style-name="T8">ax</text:span></text:span></text:span><text:span text:style-name="Source_20_Text"><text:span text:style-name="T3"> </text:span></text:span><text:span text:style-name="Source_20_Text"><text:span text:style-name="Emphasis"><text:span text:style-name="T9">align</text:span></text:span></text:span></text:p>
          </table:table-cell>
          <table:table-cell table:style-name="Table1.B9" office:value-type="string">
            <text:p text:style-name="P3"><text:span text:style-name="T3">Specifies the alignment for the laid out components as a group. If the total bounds of all laid out components does not fill the entire container the align value is used to position the components within the container without changing their relative positions. The alignment can be specified as a </text:span><text:span text:style-name="Strong_20_Emphasis"><text:span text:style-name="T3">UnitValue</text:span></text:span><text:span text:style-name="T3"> or </text:span><text:span text:style-name="Strong_20_Emphasis"><text:span text:style-name="T3">AlignKeyword</text:span></text:span><text:span text:style-name="T3">. See above. If an </text:span><text:span text:style-name="Strong_20_Emphasis"><text:span text:style-name="T3">AlignKeyword</text:span></text:span><text:span text:style-name="T3"> is used the </text:span><text:span text:style-name="Source_20_Text"><text:span text:style-name="T9">"align"</text:span></text:span><text:span text:style-name="T3"> keyword can be omitted.<text:line-break/>Note that baseline alignment does not work since this is not for single components.</text:span></text:p>
          </table:table-cell>
          <table:table-cell table:style-name="Table1.C9" office:value-type="string">
            <text:p text:style-name="P3"><text:span text:style-name="Source_20_Text"><text:span text:style-name="T9">"align 50% 50%"<text:line-break/>"aligny top"<text:line-break/>"alignx leading"<text:line-break/>"align 100px"<text:line-break/>"top, left"</text:span></text:span></text:p>
          </table:table-cell>
        </table:table-row>
        <table:table-row>
          <table:table-cell table:style-name="Table1.A2" office:value-type="string">
            <text:p text:style-name="P3"><text:span text:style-name="Source_20_Text"><text:span text:style-name="Strong_20_Emphasis"><text:span text:style-name="T8">ltr</text:span></text:span></text:span><text:span text:style-name="Source_20_Text"><text:span text:style-name="Strong_20_Emphasis"><text:span text:style-name="T9">/</text:span></text:span></text:span><text:span text:style-name="Source_20_Text"><text:span text:style-name="Strong_20_Emphasis"><text:span text:style-name="T8">lefttoright</text:span></text:span></text:span><text:span text:style-name="Source_20_Text"><text:span text:style-name="Strong_20_Emphasis"><text:span text:style-name="T9"><text:line-break/></text:span></text:span></text:span><text:span text:style-name="Source_20_Text"><text:span text:style-name="Strong_20_Emphasis"><text:span text:style-name="T8">rtl</text:span></text:span></text:span><text:span text:style-name="Source_20_Text"><text:span text:style-name="Strong_20_Emphasis"><text:span text:style-name="T9">/</text:span></text:span></text:span><text:span text:style-name="Source_20_Text"><text:span text:style-name="Strong_20_Emphasis"><text:span text:style-name="T8">righttoleft</text:span></text:span></text:span></text:p>
          </table:table-cell>
          <table:table-cell table:style-name="Table1.B10" office:value-type="string">
            <text:p text:style-name="P3"><text:span text:style-name="T3">Overrides the container's </text:span><text:span text:style-name="Source_20_Text"><text:span text:style-name="T9">ComponentOrientation</text:span></text:span><text:span text:style-name="T3"> property for this layout. Normally this value is dependant on the </text:span><text:span text:style-name="Source_20_Text"><text:span text:style-name="T9">Locale</text:span></text:span><text:span text:style-name="T3"> that the application is running. This constraint overrides </text:span><text:soft-page-break/><text:span text:style-name="T3">that value.</text:span></text:p>
          </table:table-cell>
          <table:table-cell table:style-name="Table1.C10" office:value-type="string">
            <text:p text:style-name="P3"><text:span text:style-name="Source_20_Text"><text:span text:style-name="T9">"ltr"<text:line-break/>"lefttoright"<text:line-break/>"rtl"</text:span></text:span></text:p>
          </table:table-cell>
        </table:table-row>
        <table:table-row>
          <table:table-cell table:style-name="Table1.A2" office:value-type="string">
            <text:p text:style-name="P3"><text:span text:style-name="Source_20_Text"><text:span text:style-name="Strong_20_Emphasis"><text:span text:style-name="T8">ttb</text:span></text:span></text:span><text:span text:style-name="Source_20_Text"><text:span text:style-name="Strong_20_Emphasis"><text:span text:style-name="T9">/</text:span></text:span></text:span><text:span text:style-name="Source_20_Text"><text:span text:style-name="Strong_20_Emphasis"><text:span text:style-name="T8">toptobottom</text:span></text:span></text:span><text:span text:style-name="Source_20_Text"><text:span text:style-name="Strong_20_Emphasis"><text:span text:style-name="T9"><text:line-break/></text:span></text:span></text:span><text:span text:style-name="Source_20_Text"><text:span text:style-name="Strong_20_Emphasis"><text:span text:style-name="T8">btt</text:span></text:span></text:span><text:span text:style-name="Source_20_Text"><text:span text:style-name="Strong_20_Emphasis"><text:span text:style-name="T9">/</text:span></text:span></text:span><text:span text:style-name="Source_20_Text"><text:span text:style-name="Strong_20_Emphasis"><text:span text:style-name="T8">bottomtotop</text:span></text:span></text:span></text:p>
          </table:table-cell>
          <table:table-cell table:style-name="Table1.B11" office:value-type="string">
            <text:p text:style-name="P3"><text:span text:style-name="T3">Specifies if the components should be added in the grid </text:span><text:span text:style-name="Strong_20_Emphasis"><text:span text:style-name="T3">bottom-to-top</text:span></text:span><text:span text:style-name="T3"> or </text:span><text:span text:style-name="Strong_20_Emphasis"><text:span text:style-name="T3">top-to-bottom</text:span></text:span><text:span text:style-name="T3">. This value is not picked up from the container and is </text:span><text:span text:style-name="Strong_20_Emphasis"><text:span text:style-name="T3">top-to-bottom</text:span></text:span><text:span text:style-name="T3"> by default.</text:span></text:p>
          </table:table-cell>
          <table:table-cell table:style-name="Table1.C11" office:value-type="string">
            <text:p text:style-name="P3"><text:span text:style-name="Source_20_Text"><text:span text:style-name="T9">"ttb"<text:line-break/>"toptobottom"<text:line-break/>"btt"</text:span></text:span></text:p>
          </table:table-cell>
        </table:table-row>
        <table:table-row>
          <table:table-cell table:style-name="Table1.A2" office:value-type="string">
            <text:p text:style-name="P3"><text:span text:style-name="Source_20_Text"><text:span text:style-name="Strong_20_Emphasis"><text:span text:style-name="T8">hidemode</text:span></text:span></text:span></text:p>
          </table:table-cell>
          <table:table-cell table:style-name="Table1.B12" office:value-type="string">
            <text:p text:style-name="P3"><text:span text:style-name="T3">Sets the default hide mode for the layout. This hide mode can be overridden by the component constraint. The hide mode specified how the layout manager should handle a component that isn't visible. The modes are:<text:line-break/></text:span><text:span text:style-name="Source_20_Text"><text:span text:style-name="T9">0</text:span></text:span><text:span text:style-name="T3"> - Default. Means that invisible components will be handled exactly as if they were visible.<text:line-break/></text:span><text:span text:style-name="Source_20_Text"><text:span text:style-name="T9">1</text:span></text:span><text:span text:style-name="T3"> - The size of an invisible component will be set to </text:span><text:span text:style-name="Source_20_Text"><text:span text:style-name="T9">0, 0</text:span></text:span><text:span text:style-name="T3">.<text:line-break/></text:span><text:span text:style-name="Source_20_Text"><text:span text:style-name="T9">2</text:span></text:span><text:span text:style-name="T3"> - The size of an invisible component will be set to </text:span><text:span text:style-name="Source_20_Text"><text:span text:style-name="T9">0, 0</text:span></text:span><text:span text:style-name="T3"> and the gaps will also be set to </text:span><text:span text:style-name="Source_20_Text"><text:span text:style-name="T9">0</text:span></text:span><text:span text:style-name="T3"> around it.<text:line-break/></text:span><text:span text:style-name="Source_20_Text"><text:span text:style-name="T9">3</text:span></text:span><text:span text:style-name="T3"> - Invisible components will not participate in the layout at all and it will for instance not take up a grid cell.</text:span></text:p>
          </table:table-cell>
          <table:table-cell table:style-name="Table1.C12" office:value-type="string">
            <text:p text:style-name="P3"><text:span text:style-name="Source_20_Text"><text:span text:style-name="T9">"hidemode 1"</text:span></text:span></text:p>
          </table:table-cell>
        </table:table-row>
        <table:table-row>
          <table:table-cell table:style-name="Table1.A13" office:value-type="string">
            <text:p text:style-name="P3"><text:span text:style-name="Source_20_Text"><text:span text:style-name="Strong_20_Emphasis"><text:span text:style-name="T8">nocache</text:span></text:span></text:span></text:p>
          </table:table-cell>
          <table:table-cell table:style-name="Table1.B13" office:value-type="string">
            <text:p text:style-name="P3"><text:span text:style-name="T3">Instructs the layout engine to not use caches. This should normally only be needed if the </text:span><text:span text:style-name="Source_20_Text"><text:span text:style-name="T9">"%"</text:span></text:span><text:span text:style-name="T3"> unit is used as it is a function of the parent size. If you are experiencing revalidation problems you can try to set this constraint.</text:span></text:p>
          </table:table-cell>
          <table:table-cell table:style-name="Table1.C13" office:value-type="string">
            <text:p text:style-name="P3"><text:span text:style-name="Source_20_Text"><text:span text:style-name="T9">"nocache"</text:span></text:span></text:p>
          </table:table-cell>
        </table:table-row>
      </table:table>
      <text:h text:style-name="P1" text:outline-level="2">Column/Row Constraints</text:h>
      <text:p text:style-name="P9"><text:span text:style-name="T12">Column and row constraints works the same and hence forth the term </text:span><text:span text:style-name="Strong_20_Emphasis"><text:span text:style-name="T14">row</text:span></text:span><text:span text:style-name="T12"> will be used for both columns and rows.</text:span></text:p>
      <text:p text:style-name="P9"><text:span text:style-name="T12">Every [] section denotes constraints for that row. The gap size between is the gap size dividing the two rows. The format for the constraint is:<text:line-break/></text:span><text:span text:style-name="Source_20_Text"><text:span text:style-name="T18">[constraint1, constraint2, ...]gap size[constraint1, constraint2, ...]gap size[...]..."</text:span></text:span><text:span text:style-name="T12"><text:line-break/><text:line-break/></text:span><text:soft-page-break/><text:span text:style-name="T12">Example: </text:span><text:span text:style-name="Source_20_Text"><text:span text:style-name="T18">"[fill]10[top,10:20]"</text:span></text:span><text:span text:style-name="T12">, </text:span><text:span text:style-name="Source_20_Text"><text:span text:style-name="T18">"[fill]push[]"</text:span></text:span><text:span text:style-name="T12">, </text:span><text:span text:style-name="Source_20_Text"><text:span text:style-name="T18">"[fill]10:10:100:push[top,10:20]"</text:span></text:span><text:span text:style-name="T12">.</text:span></text:p>
      <text:p text:style-name="P9"><text:span text:style-name="Strong_20_Emphasis"><text:span text:style-name="T14">Tip!</text:span></text:span><text:span text:style-name="T12"> A vertical bar </text:span><text:span text:style-name="Source_20_Text"><text:span text:style-name="T18">"|"</text:span></text:span><text:span text:style-name="T12"> can be used instead of </text:span><text:span text:style-name="Source_20_Text"><text:span text:style-name="T18">"]["</text:span></text:span><text:span text:style-name="T12"> between rows if the default gap should be used. E.g. </text:span><text:span text:style-name="Source_20_Text"><text:span text:style-name="T18">"[100|200|300]"</text:span></text:span><text:span text:style-name="T12"> is the same as </text:span><text:span text:style-name="Source_20_Text"><text:span text:style-name="T18">"[100][200][300]"</text:span></text:span><text:span text:style-name="T12">.</text:span></text:p>
      <text:p text:style-name="P9"><text:span text:style-name="T12">Gaps are expressed as a </text:span><text:span text:style-name="Strong_20_Emphasis"><text:span text:style-name="T14">BoundSize</text:span></text:span><text:span text:style-name="T12"> (see above) and can thus have a min/preferred/max size. The size of the row is expressed the same way, as a </text:span><text:span text:style-name="Strong_20_Emphasis"><text:span text:style-name="T14">BoundSize</text:span></text:span><text:span text:style-name="T12">. Leaving any of the sizes out will make the size the default one. For gaps this is </text:span><text:span text:style-name="Source_20_Text"><text:span text:style-name="T18">"related"</text:span></text:span><text:span text:style-name="T12"> (the pixel size for </text:span><text:span text:style-name="Source_20_Text"><text:span text:style-name="T18">"related"</text:span></text:span><text:span text:style-name="T12"> is determined by the </text:span><text:span text:style-name="Source_20_Text"><text:span text:style-name="T18">PlatformConverter</text:span></text:span><text:span text:style-name="T12">) and for row size this is the largest of the contained components for minimum and preferred size and no maximum size. If there are fewer rows in the format string than there are in the grid cells in that dimension the last gap and row constraint will be used for the extra rows. For instance </text:span><text:span text:style-name="Source_20_Text"><text:span text:style-name="T18">"[10]"</text:span></text:span><text:span text:style-name="T12"> is the same as </text:span><text:span text:style-name="Source_20_Text"><text:span text:style-name="T18">"[10][10][10]"</text:span></text:span><text:span text:style-name="T12"> (affects wrapping if wrap is turned on though) .</text:span></text:p>
      <text:p text:style-name="P9"><text:span text:style-name="T12">Gaps have only their size, however there are number of constraints that can be used between the </text:span><text:span text:style-name="Source_20_Text"><text:span text:style-name="T18">[ ]</text:span></text:span><text:span text:style-name="T12"> and they will affect that row.</text:span></text:p>
      <text:p text:style-name="P9"><text:span text:style-name="Source_20_Text"><text:span text:style-name="T18">":push"</text:span></text:span><text:span text:style-name="T12"> (or </text:span><text:span text:style-name="Source_20_Text"><text:span text:style-name="T18">"push"</text:span></text:span><text:span text:style-name="T12"> if used with the default gap size) can be added to the gap size to make that gap greedy and try to take as much space as possible without making the layout bigger than the container.</text:span></text:p>
      <text:p text:style-name="P9"><text:span text:style-name="Strong_20_Emphasis"><text:span text:style-name="T14">Note!</text:span></text:span><text:span text:style-name="T12"> </text:span><text:span text:style-name="Source_20_Text"><text:span text:style-name="T18">""</text:span></text:span><text:span text:style-name="T12"> is the same as </text:span><text:span text:style-name="Source_20_Text"><text:span text:style-name="T18">"[]"</text:span></text:span><text:span text:style-name="T12"> which is the same as </text:span><text:span text:style-name="Source_20_Text"><text:span text:style-name="T18">"[pref]"</text:span></text:span><text:span text:style-name="T12"> and </text:span><text:span text:style-name="Source_20_Text"><text:span text:style-name="T18">"[min:pref:n]"</text:span></text:span><text:span text:style-name="T12">.</text:span></text:p>
      <table:table table:name="Table2" table:style-name="Table2">
        <table:table-column table:style-name="Table2.A"/>
        <table:table-column table:style-name="Table2.B"/>
        <table:table-column table:style-name="Table2.C"/>
        <table:table-row>
          <table:table-cell table:style-name="Table2.A1" office:value-type="string">
            <text:p text:style-name="P3"><text:span text:style-name="Source_20_Text"><text:span text:style-name="Strong_20_Emphasis"><text:span text:style-name="T8">sizegroup</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line-break/></text:span></text:span><text:span text:style-name="Source_20_Text"><text:span text:style-name="Strong_20_Emphasis"><text:span text:style-name="T8">sg</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span></text:span></text:p>
          </table:table-cell>
          <table:table-cell table:style-name="Table2.B1" office:value-type="string">
            <text:p text:style-name="P3"><text:span text:style-name="T3">Gives the row a size group name. All rows that share a size group name will get the same </text:span><text:span text:style-name="Strong_20_Emphasis"><text:span text:style-name="T3">BoundSize</text:span></text:span><text:span text:style-name="T3"> as the row with the largest min/preferred size. This is most usable when the size of the row is not explicitly set and thus is determined by the largest component is the row(s). An empty name </text:span><text:span text:style-name="Source_20_Text"><text:span text:style-name="T9">""</text:span></text:span><text:span text:style-name="T3"> can be used unless there should be more than one group.</text:span></text:p>
          </table:table-cell>
          <table:table-cell table:style-name="Table2.B1" office:value-type="string">
            <text:p text:style-name="P3"><text:span text:style-name="Source_20_Text"><text:span text:style-name="T9">"sg"<text:line-break/>"sg group1"<text:line-break/>"sizegroup props"</text:span></text:span></text:p>
          </table:table-cell>
        </table:table-row>
        <table:table-row>
          <table:table-cell table:style-name="Table2.A2" office:value-type="string">
            <text:p text:style-name="P3"><text:span text:style-name="Source_20_Text"><text:span text:style-name="Strong_20_Emphasis"><text:span text:style-name="T8">fill</text:span></text:span></text:span></text:p>
          </table:table-cell>
          <table:table-cell table:style-name="Table2.B2" office:value-type="string">
            <text:p text:style-name="P3"><text:span text:style-name="T3">Set the </text:span><text:span text:style-name="Emphasis"><text:span text:style-name="T3">default value for components </text:span></text:span><text:span text:style-name="T3">to </text:span><text:span text:style-name="Source_20_Text"><text:span text:style-name="T9">"grow"</text:span></text:span><text:span text:style-name="T3"> in the dimension of the row. So for columns the components in that column will default to a </text:span><text:span text:style-name="Source_20_Text"><text:span text:style-name="T9">"growx"</text:span></text:span><text:span text:style-name="T3"> constraint (which can be overridden by the individual component constraints). Note that </text:span><text:soft-page-break/><text:span text:style-name="T3">this property does not affect the size for the row, but rather the sizes of the components in the row.</text:span></text:p>
          </table:table-cell>
          <table:table-cell table:style-name="Table2.B2" office:value-type="string">
            <text:p text:style-name="P3"><text:span text:style-name="Source_20_Text"><text:span text:style-name="T9">"fill"</text:span></text:span></text:p>
          </table:table-cell>
        </table:table-row>
        <table:table-row>
          <table:table-cell table:style-name="Table2.A2" office:value-type="string">
            <text:p text:style-name="P3"><text:span text:style-name="Source_20_Text"><text:span text:style-name="Strong_20_Emphasis"><text:span text:style-name="T8">nogrid</text:span></text:span></text:span></text:p>
          </table:table-cell>
          <table:table-cell table:style-name="Table2.B2" office:value-type="string">
            <text:p text:style-name="P3"><text:span text:style-name="T3">Puts the row in flow-only mode. All components in the flow direction will be put in the same cell and will thus not be aligned with component in other rows/columns. This property will only be adhered to if the row is in the flow direction. So for the normal horizontal flow (</text:span><text:span text:style-name="Source_20_Text"><text:span text:style-name="T9">"flowx"</text:span></text:span><text:span text:style-name="T3">) it is only used for rows and for </text:span><text:span text:style-name="Source_20_Text"><text:span text:style-name="T9">"flowy"</text:span></text:span><text:span text:style-name="T3"> it is only used for columns.</text:span></text:p>
          </table:table-cell>
          <table:table-cell table:style-name="Table2.B2" office:value-type="string">
            <text:p text:style-name="P3"><text:span text:style-name="Source_20_Text"><text:span text:style-name="T9">"nogrid"</text:span></text:span></text:p>
          </table:table-cell>
        </table:table-row>
        <table:table-row>
          <table:table-cell table:style-name="Table2.A2" office:value-type="string">
            <text:p text:style-name="P3"><text:span text:style-name="Source_20_Text"><text:span text:style-name="Strong_20_Emphasis"><text:span text:style-name="T8">grow</text:span></text:span></text:span><text:span text:style-name="Source_20_Text"><text:span text:style-name="T3"> </text:span></text:span><text:span text:style-name="Source_20_Text"><text:span text:style-name="T9">[</text:span></text:span><text:span text:style-name="Source_20_Text"><text:span text:style-name="Emphasis"><text:span text:style-name="T9">weight</text:span></text:span></text:span><text:span text:style-name="Source_20_Text"><text:span text:style-name="T9">]</text:span></text:span></text:p>
          </table:table-cell>
          <table:table-cell table:style-name="Table2.B2" office:value-type="string">
            <text:p text:style-name="P3"><text:span text:style-name="T3">Sets how keen the row should be to grow in relation to other rows. The weight (defaults to 100 if not specified) is purely a relative value to other rows' weight. Twice the weight will get double the extra space. If this constraint is not set, the grow weight is set to zero and the column will not grow (unless </text:span><text:span text:style-name="Source_20_Text"><text:span text:style-name="T9">"fill"</text:span></text:span><text:span text:style-name="T3"> is set in the Layout Constraints and no other row has grow weight above zero either). Grow weight will only be compared to the weights for rows with the same grow priority. See below.</text:span></text:p>
          </table:table-cell>
          <table:table-cell table:style-name="Table2.B2" office:value-type="string">
            <text:p text:style-name="P3"><text:span text:style-name="Source_20_Text"><text:span text:style-name="T9">"grow 50"<text:line-break/>"grow"</text:span></text:span></text:p>
          </table:table-cell>
        </table:table-row>
        <table:table-row>
          <table:table-cell table:style-name="Table2.A2" office:value-type="string">
            <text:p text:style-name="P3"><text:span text:style-name="Source_20_Text"><text:span text:style-name="Strong_20_Emphasis"><text:span text:style-name="T8">growprio</text:span></text:span></text:span><text:span text:style-name="Source_20_Text"><text:span text:style-name="T3"> </text:span></text:span><text:span text:style-name="Source_20_Text"><text:span text:style-name="Emphasis"><text:span text:style-name="T9">prio</text:span></text:span></text:span></text:p>
          </table:table-cell>
          <table:table-cell table:style-name="Table2.B2" office:value-type="string">
            <text:p text:style-name="P4">Sets the grow priority for the row (not for the components in the row). When growing, all rows with higher priorities will be grown to their maximum size before any row with lower priority are considered. The default grow priority is 100. This can be used to make certain rows grow to max before other rows even start to grow.</text:p>
          </table:table-cell>
          <table:table-cell table:style-name="Table2.B2" office:value-type="string">
            <text:p text:style-name="P3"><text:span text:style-name="Source_20_Text"><text:span text:style-name="T9">"growprio 50"</text:span></text:span></text:p>
          </table:table-cell>
        </table:table-row>
        <table:table-row>
          <table:table-cell table:style-name="Table2.A2" office:value-type="string">
            <text:p text:style-name="P3"><text:span text:style-name="Source_20_Text"><text:span text:style-name="Strong_20_Emphasis"><text:span text:style-name="T8">shrink</text:span></text:span></text:span><text:span text:style-name="Source_20_Text"><text:span text:style-name="Emphasis"><text:span text:style-name="T9">weight</text:span></text:span></text:span></text:p>
          </table:table-cell>
          <table:table-cell table:style-name="Table2.B2" office:value-type="string">
            <text:p text:style-name="P4">Sets how keen/reluctant the row should be to shrink in relation to other rows. The weight is purely a relative value to other rows' weights. Twice the weight will shrink <text:soft-page-break/>twice as much when space is scarce. If this constraint is not set the shrink weight defaults to 100, which means that all rows by default can shrink to their minimum size, but no less. Shrink weight will only be compared against the weights in the same shrink priority group (other rows with the same shrink priority). See below.</text:p>
          </table:table-cell>
          <table:table-cell table:style-name="Table2.B2" office:value-type="string">
            <text:p text:style-name="P3"><text:span text:style-name="Source_20_Text"><text:span text:style-name="T9">"shrink 50"<text:line-break/>"shrinkweight 0"</text:span></text:span></text:p>
          </table:table-cell>
        </table:table-row>
        <table:table-row>
          <table:table-cell table:style-name="Table2.A2" office:value-type="string">
            <text:p text:style-name="P3"><text:span text:style-name="Source_20_Text"><text:span text:style-name="Strong_20_Emphasis"><text:span text:style-name="T8">shrinkprio</text:span></text:span></text:span><text:span text:style-name="Source_20_Text"><text:span text:style-name="T3"> </text:span></text:span><text:span text:style-name="Source_20_Text"><text:span text:style-name="Emphasis"><text:span text:style-name="T9">prio</text:span></text:span></text:span><text:span text:style-name="Source_20_Text"><text:span text:style-name="T9"><text:line-break/></text:span></text:span><text:span text:style-name="Source_20_Text"><text:span text:style-name="Strong_20_Emphasis"><text:span text:style-name="T8">shp</text:span></text:span></text:span><text:span text:style-name="Source_20_Text"><text:span text:style-name="T3"> </text:span></text:span><text:span text:style-name="Source_20_Text"><text:span text:style-name="Emphasis"><text:span text:style-name="T9">prio</text:span></text:span></text:span></text:p>
          </table:table-cell>
          <table:table-cell table:style-name="Table2.B2" office:value-type="string">
            <text:p text:style-name="P4">Sets the shrink priority for the row (not for the components in the row). When space is scarce and rows needs to be shrunk, all rows with higher priorities will be shrunk to their minimum size before any row with lower priority are considered. The default shrink priority is 100. This can be used to make certain rows shrink to min before other rows even start to shrink.</text:p>
          </table:table-cell>
          <table:table-cell table:style-name="Table2.B2" office:value-type="string">
            <text:p text:style-name="P3"><text:span text:style-name="Source_20_Text"><text:span text:style-name="T9">"shrinkprio 50"<text:line-break/>"shp 110"</text:span></text:span></text:p>
          </table:table-cell>
        </table:table-row>
        <table:table-row>
          <table:table-cell table:style-name="Table2.A2" office:value-type="string">
            <text:p text:style-name="P3"><text:span text:style-name="Source_20_Text"><text:span text:style-name="Strong_20_Emphasis"><text:span text:style-name="T8">align</text:span></text:span></text:span><text:span text:style-name="Source_20_Text"><text:span text:style-name="T3"> </text:span></text:span><text:span text:style-name="Source_20_Text"><text:span text:style-name="Emphasis"><text:span text:style-name="T9">align<text:line-break/></text:span></text:span></text:span><text:span text:style-name="Source_20_Text"><text:span text:style-name="Strong_20_Emphasis"><text:span text:style-name="T8">al</text:span></text:span></text:span><text:span text:style-name="Source_20_Text"><text:span text:style-name="T3"> </text:span></text:span><text:span text:style-name="Source_20_Text"><text:span text:style-name="Emphasis"><text:span text:style-name="T9">align</text:span></text:span></text:span></text:p>
          </table:table-cell>
          <table:table-cell table:style-name="Table2.B2" office:value-type="string">
            <text:p text:style-name="P3"><text:span text:style-name="T3">Specifies the default alignment for the components in the row. This default alignment can be overridden by setting the alignment for the component in the Component Constraint. The default row alignment is </text:span><text:span text:style-name="Source_20_Text"><text:span text:style-name="T9">"left"</text:span></text:span><text:span text:style-name="T3"> for columns and </text:span><text:span text:style-name="Source_20_Text"><text:span text:style-name="T9">"center"</text:span></text:span><text:span text:style-name="T3"> for rows. The alignment can be specified as a </text:span><text:span text:style-name="Strong_20_Emphasis"><text:span text:style-name="T3">UnitValue</text:span></text:span><text:span text:style-name="T3"> or </text:span><text:span text:style-name="Strong_20_Emphasis"><text:span text:style-name="T3">AlignKeyword</text:span></text:span><text:span text:style-name="T3">. See above. If </text:span><text:span text:style-name="Strong_20_Emphasis"><text:span text:style-name="T3">AlignKeyword</text:span></text:span><text:span text:style-name="T3"> is used the </text:span><text:span text:style-name="Source_20_Text"><text:span text:style-name="T9">"align"</text:span></text:span><text:span text:style-name="T3"> part can be omitted.<text:line-break/>Note that baseline alignement does not work if the component can't get its preferred size in the vertical dimension.</text:span></text:p>
          </table:table-cell>
          <table:table-cell table:style-name="Table2.B2" office:value-type="string">
            <text:p text:style-name="P3"><text:span text:style-name="Source_20_Text"><text:span text:style-name="T9">"align 50%"<text:line-break/>"align top"<text:line-break/>"al leading"<text:line-break/>"align 100px"<text:line-break/>"top, left"<text:line-break/>"align baseline"</text:span></text:span></text:p>
          </table:table-cell>
        </table:table-row>
        <table:table-row>
          <table:table-cell table:style-name="Table2.A9" office:value-type="string">
            <text:p text:style-name="P3"><text:span text:style-name="Source_20_Text"><text:span text:style-name="Strong_20_Emphasis"><text:span text:style-name="T8">gap</text:span></text:span></text:span><text:span text:style-name="Source_20_Text"><text:span text:style-name="T3"> </text:span></text:span><text:span text:style-name="Source_20_Text"><text:span text:style-name="Emphasis"><text:span text:style-name="T9">gapbefore</text:span></text:span></text:span><text:span text:style-name="Source_20_Text"><text:span text:style-name="T3"> </text:span></text:span><text:span text:style-name="Source_20_Text"><text:span text:style-name="T9">[</text:span></text:span><text:span text:style-name="Source_20_Text"><text:span text:style-name="Emphasis"><text:span text:style-name="T9">gap</text:span></text:span></text:span><text:span text:style-name="Source_20_Text"><text:span text:style-name="T9">]</text:span></text:span><text:span text:style-name="Source_20_Text"><text:span text:style-name="Strong_20_Emphasis"><text:span text:style-name="T8"><text:line-break/>gapbefore</text:span></text:span></text:span><text:span text:style-name="Source_20_Text"><text:span text:style-name="Strong_20_Emphasis"><text:span text:style-name="T3"> </text:span></text:span></text:span><text:span text:style-name="Source_20_Text"><text:span text:style-name="Emphasis"><text:span text:style-name="T9">gap</text:span></text:span></text:span><text:span text:style-name="Source_20_Text"><text:span text:style-name="T9"><text:line-break/></text:span></text:span><text:span text:style-name="Source_20_Text"><text:span text:style-name="Strong_20_Emphasis"><text:span text:style-name="T8">gapafter</text:span></text:span></text:span><text:span text:style-name="Source_20_Text"><text:span text:style-name="T3"> </text:span></text:span><text:span text:style-name="Source_20_Text"><text:span text:style-name="Emphasis"><text:span text:style-name="T9">gap</text:span></text:span></text:span></text:p>
          </table:table-cell>
          <table:table-cell table:style-name="Table2.B9" office:value-type="string">
            <text:p text:style-name="P3"><text:span text:style-name="T3">Specifies the gap before and/or after the row. The gap are specified between the row constraints (between </text:span><text:span text:style-name="Source_20_Text"><text:span text:style-name="T9">"] ["</text:span></text:span><text:span text:style-name="T3"> ). </text:span><text:span text:style-name="Source_20_Text"><text:span text:style-name="T9">"gapleft", "gapright", "gaptop", </text:span></text:span><text:soft-page-break/><text:span text:style-name="Source_20_Text"><text:span text:style-name="T9">"gapbottom"</text:span></text:span><text:span text:style-name="T3"> can also be used.</text:span></text:p>
          </table:table-cell>
          <table:table-cell table:style-name="Table2.B9" office:value-type="string">
            <text:p text:style-name="P3"><text:span text:style-name="Source_20_Text"><text:span text:style-name="T9">"gap 10 20"<text:line-break/>"gap 10:20:30<text:line-break/>10px:20%:30in"<text:line-break/>"gapbefore 10px,<text:line-break/>gapafter 20px"</text:span></text:span></text:p>
          </table:table-cell>
        </table:table-row>
      </table:table>
      <text:h text:style-name="P1" text:outline-level="2">Component Constraints</text:h>
      <text:p text:style-name="P9"><text:span text:style-name="T12">Component constraints are used as an argument in the </text:span><text:span text:style-name="Source_20_Text"><text:span text:style-name="T18">Container.add(...)</text:span></text:span><text:span text:style-name="T12"> for Swing and by setting it as </text:span><text:span text:style-name="Source_20_Text"><text:span text:style-name="T18">Control.setLayoutData(...)</text:span></text:span><text:span text:style-name="T12"> in SWT. It can be used to specify constraints that has to do with the component's size and/or the grid cell flow. The constraints are specified one by one with comma signs as separators.<text:line-break/></text:span><text:span text:style-name="Source_20_Text"><text:span text:style-name="T18">E.g. "width 100px!, grid 3 2, wrap"</text:span></text:span><text:span text:style-name="T12">.</text:span></text:p>
      <table:table table:name="Table3" table:style-name="Table3">
        <table:table-column table:style-name="Table3.A"/>
        <table:table-column table:style-name="Table3.B"/>
        <table:table-column table:style-name="Table3.C"/>
        <table:table-row>
          <table:table-cell table:style-name="Table3.A1" office:value-type="string">
            <text:p text:style-name="P3"><text:span text:style-name="Source_20_Text"><text:span text:style-name="Strong_20_Emphasis"><text:span text:style-name="T8">wrap </text:span></text:span></text:span><text:span text:style-name="Source_20_Text"><text:span text:style-name="T9">[</text:span></text:span><text:span text:style-name="Source_20_Text"><text:span text:style-name="Emphasis"><text:span text:style-name="T9">gapsize</text:span></text:span></text:span><text:span text:style-name="Source_20_Text"><text:span text:style-name="T9">]</text:span></text:span></text:p>
          </table:table-cell>
          <table:table-cell table:style-name="Table3.B1" office:value-type="string">
            <text:p text:style-name="P3"><text:span text:style-name="T3">Wraps to a new column/row </text:span><text:span text:style-name="Strong_20_Emphasis"><text:span text:style-name="T3">after</text:span></text:span><text:span text:style-name="T3"> the component has been put in the next available cell. This means that the </text:span><text:span text:style-name="Strong_20_Emphasis"><text:span text:style-name="T3">next</text:span></text:span><text:span text:style-name="T3"> component will be put on the new row/column. Tip! Read wrap as "wrap after". If specified </text:span><text:span text:style-name="Source_20_Text"><text:span text:style-name="T9">"gapsize"</text:span></text:span><text:span text:style-name="T3"> will override the size of the gap between the current and next row (or column if </text:span><text:span text:style-name="Source_20_Text"><text:span text:style-name="T9">"flowy"</text:span></text:span><text:span text:style-name="T3">). Note that the gaps size is </text:span><text:span text:style-name="Strong_20_Emphasis"><text:span text:style-name="T3">after</text:span></text:span><text:span text:style-name="T3"> the row that this component will end up at.</text:span></text:p>
          </table:table-cell>
          <table:table-cell table:style-name="Table3.B1" office:value-type="string">
            <text:p text:style-name="P3"><text:span text:style-name="Source_20_Text"><text:span text:style-name="T9">"wrap"<text:line-break/>"wrap 15px"<text:line-break/>"wrap push"<text:line-break/>"wrap 15:push"</text:span></text:span></text:p>
          </table:table-cell>
        </table:table-row>
        <table:table-row>
          <table:table-cell table:style-name="Table3.A2" office:value-type="string">
            <text:p text:style-name="P3"><text:span text:style-name="Source_20_Text"><text:span text:style-name="Strong_20_Emphasis"><text:span text:style-name="T8">newline</text:span></text:span></text:span><text:span text:style-name="Source_20_Text"><text:span text:style-name="T3"> </text:span></text:span><text:span text:style-name="Source_20_Text"><text:span text:style-name="T9">[</text:span></text:span><text:span text:style-name="Source_20_Text"><text:span text:style-name="Emphasis"><text:span text:style-name="T9">gapsize</text:span></text:span></text:span><text:span text:style-name="Source_20_Text"><text:span text:style-name="T9">]</text:span></text:span></text:p>
          </table:table-cell>
          <table:table-cell table:style-name="Table3.B2" office:value-type="string">
            <text:p text:style-name="P3"><text:span text:style-name="T3">Wraps to a new column/row </text:span><text:span text:style-name="Strong_20_Emphasis"><text:span text:style-name="T3">before</text:span></text:span><text:span text:style-name="T3"> the component is put in the next available cell. This means that the </text:span><text:span text:style-name="Strong_20_Emphasis"><text:span text:style-name="T3">this</text:span></text:span><text:span text:style-name="T3"> component will be put on a new row/column. Tip! Read wrap as "on a newline". If specified </text:span><text:span text:style-name="Source_20_Text"><text:span text:style-name="T9">"gapsize"</text:span></text:span><text:span text:style-name="T3"> will override the size of the gap between the current and next row (or column if </text:span><text:span text:style-name="Source_20_Text"><text:span text:style-name="T9">"flowy"</text:span></text:span><text:span text:style-name="T3">). Note that the gaps size is </text:span><text:span text:style-name="Strong_20_Emphasis"><text:span text:style-name="T3">before</text:span></text:span><text:span text:style-name="T3"> the row that this component will end up at.</text:span></text:p>
          </table:table-cell>
          <table:table-cell table:style-name="Table3.B2" office:value-type="string">
            <text:p text:style-name="P3"><text:span text:style-name="Source_20_Text"><text:span text:style-name="T9">"newline"<text:line-break/>"newline 15px"<text:line-break/>"newline push"<text:line-break/>"newline 15:push"</text:span></text:span></text:p>
          </table:table-cell>
        </table:table-row>
        <table:table-row>
          <table:table-cell table:style-name="Table3.A2" office:value-type="string">
            <text:p text:style-name="P3"><text:span text:style-name="Source_20_Text"><text:span text:style-name="Strong_20_Emphasis"><text:span text:style-name="T8">push</text:span></text:span></text:span><text:span text:style-name="Source_20_Text"><text:span text:style-name="T3"> </text:span></text:span><text:span text:style-name="Source_20_Text"><text:span text:style-name="T9">[</text:span></text:span><text:span text:style-name="Source_20_Text"><text:span text:style-name="Emphasis"><text:span text:style-name="T9">weightx</text:span></text:span></text:span><text:span text:style-name="Source_20_Text"><text:span text:style-name="T9">][</text:span></text:span><text:span text:style-name="Source_20_Text"><text:span text:style-name="Emphasis"><text:span text:style-name="T9">weighty</text:span></text:span></text:span><text:span text:style-name="Source_20_Text"><text:span text:style-name="T9">]<text:line-break/></text:span></text:span><text:span text:style-name="Source_20_Text"><text:span text:style-name="Strong_20_Emphasis"><text:span text:style-name="T8">pushx </text:span></text:span></text:span><text:span text:style-name="Source_20_Text"><text:span text:style-name="T9">[</text:span></text:span><text:span text:style-name="Source_20_Text"><text:span text:style-name="Emphasis"><text:span text:style-name="T9">weightx</text:span></text:span></text:span><text:span text:style-name="Source_20_Text"><text:span text:style-name="T9">]<text:line-break/></text:span></text:span><text:span text:style-name="Source_20_Text"><text:span text:style-name="Strong_20_Emphasis"><text:span text:style-name="T8">pushy</text:span></text:span></text:span><text:span text:style-name="Source_20_Text"><text:span text:style-name="T3"> </text:span></text:span><text:span text:style-name="Source_20_Text"><text:span text:style-name="T9">[</text:span></text:span><text:span text:style-name="Source_20_Text"><text:span text:style-name="Emphasis"><text:span text:style-name="T9">weighty</text:span></text:span></text:span><text:span text:style-name="Source_20_Text"><text:span text:style-name="T9">]</text:span></text:span></text:p>
          </table:table-cell>
          <table:table-cell table:style-name="Table3.B2" office:value-type="string">
            <text:p text:style-name="P3"><text:span text:style-name="T3">Makes the row and/or column that the component is residing in grow with </text:span><text:span text:style-name="Source_20_Text"><text:span text:style-name="T9">"weight"</text:span></text:span><text:span text:style-name="T3">. This can be used instead of having a "grow" keyword in the column/row constraints.</text:span></text:p>
          </table:table-cell>
          <table:table-cell table:style-name="Table3.B2" office:value-type="string">
            <text:p text:style-name="P3"><text:span text:style-name="Source_20_Text"><text:span text:style-name="T9">"push"<text:line-break/>"pushx 200"<text:line-break/>"pushy"</text:span></text:span></text:p>
          </table:table-cell>
        </table:table-row>
        <table:table-row>
          <table:table-cell table:style-name="Table3.A2" office:value-type="string">
            <text:p text:style-name="P3"><text:span text:style-name="Source_20_Text"><text:span text:style-name="Strong_20_Emphasis"><text:span text:style-name="T8">skip</text:span></text:span></text:span><text:span text:style-name="Source_20_Text"><text:span text:style-name="T3"> </text:span></text:span><text:span text:style-name="Source_20_Text"><text:span text:style-name="T9">[</text:span></text:span><text:span text:style-name="Source_20_Text"><text:span text:style-name="Emphasis"><text:span text:style-name="T9">count</text:span></text:span></text:span><text:span text:style-name="Source_20_Text"><text:span text:style-name="T9">]</text:span></text:span></text:p>
          </table:table-cell>
          <table:table-cell table:style-name="Table3.B2" office:value-type="string">
            <text:p text:style-name="P3"><text:span text:style-name="T3">Skips a number of cells in the flow. This is used to jump over a number of cells before the next free cell is </text:span><text:soft-page-break/><text:span text:style-name="T3">looked for. The skipping is done before this component is put in a cell and thus this cells is affected by it. </text:span><text:span text:style-name="Source_20_Text"><text:span text:style-name="T9">"count"</text:span></text:span><text:span text:style-name="T3"> defaults to 1 if not specified.</text:span></text:p>
          </table:table-cell>
          <table:table-cell table:style-name="Table3.B2" office:value-type="string">
            <text:p text:style-name="P3"><text:span text:style-name="Source_20_Text"><text:span text:style-name="T9">"skip"<text:line-break/>"skip 3"</text:span></text:span></text:p>
          </table:table-cell>
        </table:table-row>
        <table:table-row>
          <table:table-cell table:style-name="Table3.A2" office:value-type="string">
            <text:p text:style-name="P3"><text:span text:style-name="Source_20_Text"><text:span text:style-name="Strong_20_Emphasis"><text:span text:style-name="T8">span</text:span></text:span></text:span><text:span text:style-name="Source_20_Text"><text:span text:style-name="T3"> </text:span></text:span><text:span text:style-name="Source_20_Text"><text:span text:style-name="T9">[</text:span></text:span><text:span text:style-name="Source_20_Text"><text:span text:style-name="Emphasis"><text:span text:style-name="T9">countx</text:span></text:span></text:span><text:span text:style-name="Source_20_Text"><text:span text:style-name="T9">] [</text:span></text:span><text:span text:style-name="Source_20_Text"><text:span text:style-name="Emphasis"><text:span text:style-name="T9">county</text:span></text:span></text:span><text:span text:style-name="Source_20_Text"><text:span text:style-name="T9">]<text:line-break/></text:span></text:span><text:span text:style-name="Source_20_Text"><text:span text:style-name="Strong_20_Emphasis"><text:span text:style-name="T8">spany</text:span></text:span></text:span><text:span text:style-name="Source_20_Text"><text:span text:style-name="T9">/</text:span></text:span><text:span text:style-name="Source_20_Text"><text:span text:style-name="Strong_20_Emphasis"><text:span text:style-name="T8">sy</text:span></text:span></text:span><text:span text:style-name="Source_20_Text"><text:span text:style-name="T3"> </text:span></text:span><text:span text:style-name="Source_20_Text"><text:span text:style-name="T9">[</text:span></text:span><text:span text:style-name="Source_20_Text"><text:span text:style-name="Emphasis"><text:span text:style-name="T9">count</text:span></text:span></text:span><text:span text:style-name="Source_20_Text"><text:span text:style-name="T9">]<text:line-break/></text:span></text:span><text:span text:style-name="Source_20_Text"><text:span text:style-name="Strong_20_Emphasis"><text:span text:style-name="T8">spanx</text:span></text:span></text:span><text:span text:style-name="Source_20_Text"><text:span text:style-name="T9">/</text:span></text:span><text:span text:style-name="Source_20_Text"><text:span text:style-name="Strong_20_Emphasis"><text:span text:style-name="T8">sx</text:span></text:span></text:span><text:span text:style-name="Source_20_Text"><text:span text:style-name="T3"> </text:span></text:span><text:span text:style-name="Source_20_Text"><text:span text:style-name="T9">[</text:span></text:span><text:span text:style-name="Source_20_Text"><text:span text:style-name="Emphasis"><text:span text:style-name="T9">count</text:span></text:span></text:span><text:span text:style-name="Source_20_Text"><text:span text:style-name="T9">]</text:span></text:span></text:p>
          </table:table-cell>
          <table:table-cell table:style-name="Table3.B2" office:value-type="string">
            <text:p text:style-name="P3"><text:span text:style-name="T3">Spans the current cell (merges) over a number of cells. Practically this means that this cell and the </text:span><text:span text:style-name="Emphasis"><text:span text:style-name="T3">count</text:span></text:span><text:span text:style-name="T3"> number of cells will be treated as one cell and the component can use the space that all these cells have. </text:span><text:span text:style-name="Emphasis"><text:span text:style-name="T3">count</text:span></text:span><text:span text:style-name="T3"> defaults to a really high value which practically means </text:span><text:span text:style-name="Emphasis"><text:span text:style-name="T3">span to the end or the row/column</text:span></text:span><text:span text:style-name="T3">. Note that a cell can be spanned </text:span><text:span text:style-name="Strong_20_Emphasis"><text:span text:style-name="T3">and</text:span></text:span><text:span text:style-name="T3"> split at the same time, so it can for instance be spanning 2 cells and split that space for three components. </text:span><text:span text:style-name="Source_20_Text"><text:span text:style-name="T9">"span"</text:span></text:span><text:span text:style-name="T3"> for the first cell in a row is the same thing as setting </text:span><text:span text:style-name="Source_20_Text"><text:span text:style-name="T9">"nogrid"</text:span></text:span><text:span text:style-name="T3"> in the row constraint.</text:span></text:p>
          </table:table-cell>
          <table:table-cell table:style-name="Table3.B2" office:value-type="string">
            <text:p text:style-name="P3"><text:span text:style-name="Source_20_Text"><text:span text:style-name="T9">"span"<text:line-break/>"span 4"<text:line-break/>"span 2 2"<text:line-break/>"spanx 10"<text:line-break/>"spanx 2, spany 2"</text:span></text:span></text:p>
          </table:table-cell>
        </table:table-row>
        <table:table-row>
          <table:table-cell table:style-name="Table3.A2" office:value-type="string">
            <text:p text:style-name="P3"><text:span text:style-name="Source_20_Text"><text:span text:style-name="Strong_20_Emphasis"><text:span text:style-name="T8">split</text:span></text:span></text:span><text:span text:style-name="Source_20_Text"><text:span text:style-name="T3"> </text:span></text:span><text:span text:style-name="Source_20_Text"><text:span text:style-name="T9">[</text:span></text:span><text:span text:style-name="Source_20_Text"><text:span text:style-name="Emphasis"><text:span text:style-name="T9">count</text:span></text:span></text:span><text:span text:style-name="Source_20_Text"><text:span text:style-name="T9">]</text:span></text:span></text:p>
          </table:table-cell>
          <table:table-cell table:style-name="Table3.B2" office:value-type="string">
            <text:p text:style-name="P3"><text:span text:style-name="T3">Splits the cell in a number of sub cells. Basically this means that the next </text:span><text:span text:style-name="Source_20_Text"><text:span text:style-name="T9">count</text:span></text:span><text:span text:style-name="T3"> number of components will be put in the same cell, next to each other with defait gaps. Only the first component in a cell can set the split, any subsequent </text:span><text:span text:style-name="Source_20_Text"><text:span text:style-name="T9">"split"</text:span></text:span><text:span text:style-name="T3"> keywords in the cell will be ignored. </text:span><text:span text:style-name="Source_20_Text"><text:span text:style-name="T9">count</text:span></text:span><text:span text:style-name="T3"> defaults to </text:span><text:span text:style-name="Emphasis"><text:span text:style-name="T3">infinite</text:span></text:span><text:span text:style-name="T3"> if not specified, which means that </text:span><text:span text:style-name="Source_20_Text"><text:span text:style-name="T9">"split"</text:span></text:span><text:span text:style-name="T3"> alone will put all subsequent components in the same cell. </text:span><text:span text:style-name="Source_20_Text"><text:span text:style-name="T9">"skip"</text:span></text:span><text:span text:style-name="T3">, </text:span><text:span text:style-name="Source_20_Text"><text:span text:style-name="T9">"wrap"</text:span></text:span><text:span text:style-name="T3"> and </text:span><text:span text:style-name="Source_20_Text"><text:span text:style-name="T9">"newline"</text:span></text:span><text:span text:style-name="T3"> will break out of the split cell. The latter two will move to a new row/column as usual. </text:span><text:span text:style-name="Source_20_Text"><text:span text:style-name="T9">"skip"</text:span></text:span><text:span text:style-name="T3"> will skip out if the splitting and continue in the next cell.</text:span></text:p>
          </table:table-cell>
          <table:table-cell table:style-name="Table3.B2" office:value-type="string">
            <text:p text:style-name="P3"><text:span text:style-name="Source_20_Text"><text:span text:style-name="T9">"split"<text:line-break/>"split 4"</text:span></text:span></text:p>
          </table:table-cell>
        </table:table-row>
        <table:table-row>
          <table:table-cell table:style-name="Table3.A2" office:value-type="string">
            <text:p text:style-name="P3"><text:span text:style-name="Source_20_Text"><text:span text:style-name="Strong_20_Emphasis"><text:span text:style-name="T8">cell</text:span></text:span></text:span><text:span text:style-name="Source_20_Text"><text:span text:style-name="T3"> </text:span></text:span><text:span text:style-name="Source_20_Text"><text:span text:style-name="Emphasis"><text:span text:style-name="T9">col row</text:span></text:span></text:span><text:span text:style-name="Source_20_Text"><text:span text:style-name="T9"><text:line-break/>[span x [span y]]</text:span></text:span></text:p>
          </table:table-cell>
          <table:table-cell table:style-name="Table3.B2" office:value-type="string">
            <text:p text:style-name="P3"><text:span text:style-name="T3">Sets the grid cell that the component should be placed in. If there are already components in the </text:span><text:soft-page-break/><text:span text:style-name="T3">cell they will share the cell. If there are two integers specified they will be interpreted as absolute coordinates for the column and row. The flow will continue after this cell. How many cells that will be spanned is optional but may be specified. It is the same thing as using the </text:span><text:span text:style-name="Source_20_Text"><text:span text:style-name="T9">spanx</text:span></text:span><text:span text:style-name="T3"> and </text:span><text:span text:style-name="Source_20_Text"><text:span text:style-name="T9">spany</text:span></text:span><text:span text:style-name="T3"> keywords.</text:span></text:p>
          </table:table-cell>
          <table:table-cell table:style-name="Table3.B2" office:value-type="string">
            <text:p text:style-name="P3"><text:span text:style-name="Source_20_Text"><text:span text:style-name="T9">"cell 2 2"<text:line-break/>"cell 1 1 2 2"</text:span></text:span></text:p>
          </table:table-cell>
        </table:table-row>
        <table:table-row>
          <table:table-cell table:style-name="Table3.A2" office:value-type="string">
            <text:p text:style-name="P3"><text:span text:style-name="Source_20_Text"><text:span text:style-name="Strong_20_Emphasis"><text:span text:style-name="T8">flowx</text:span></text:span></text:span><text:span text:style-name="Source_20_Text"><text:span text:style-name="T9"><text:line-break/></text:span></text:span><text:span text:style-name="Source_20_Text"><text:span text:style-name="Strong_20_Emphasis"><text:span text:style-name="T8">flowy</text:span></text:span></text:span></text:p>
          </table:table-cell>
          <table:table-cell table:style-name="Table3.B2" office:value-type="string">
            <text:p text:style-name="P3"><text:span text:style-name="T3">Sets the flow direction in the cell. By default the flow direction in the cell is the same as the flow direction for the layout. So if the components flows from left to right they will do so for in-cell flow as well. The first component added to a cell can change the cell flow. If flow direction is changed to </text:span><text:span text:style-name="Source_20_Text"><text:span text:style-name="T9">flowy</text:span></text:span><text:span text:style-name="T3"> the components in the cell will be positioned above/under each other.</text:span></text:p>
          </table:table-cell>
          <table:table-cell table:style-name="Table3.B2" office:value-type="string">
            <text:p text:style-name="P3"><text:span text:style-name="Source_20_Text"><text:span text:style-name="T9">"flowy"<text:line-break/>"flowx"</text:span></text:span></text:p>
          </table:table-cell>
        </table:table-row>
        <table:table-row>
          <table:table-cell table:style-name="Table3.A2" office:value-type="string">
            <text:p text:style-name="P3"><text:span text:style-name="Source_20_Text"><text:span text:style-name="Strong_20_Emphasis"><text:span text:style-name="T8">w/width</text:span></text:span></text:span><text:span text:style-name="Source_20_Text"><text:span text:style-name="Emphasis"><text:span text:style-name="T3"> </text:span></text:span></text:span><text:span text:style-name="Source_20_Text"><text:span text:style-name="Emphasis"><text:span text:style-name="T9">size</text:span></text:span></text:span><text:span text:style-name="Source_20_Text"><text:span text:style-name="T9"><text:line-break/></text:span></text:span><text:span text:style-name="Source_20_Text"><text:span text:style-name="Strong_20_Emphasis"><text:span text:style-name="T8">h/height</text:span></text:span></text:span><text:span text:style-name="Source_20_Text"><text:span text:style-name="Emphasis"><text:span text:style-name="T3"> </text:span></text:span></text:span><text:span text:style-name="Source_20_Text"><text:span text:style-name="Emphasis"><text:span text:style-name="T9">size</text:span></text:span></text:span></text:p>
          </table:table-cell>
          <table:table-cell table:style-name="Table3.B2" office:value-type="string">
            <text:p text:style-name="P3"><text:span text:style-name="T3">Overrides the default size of the component that is set by the UI delegate or by the developer explicitly on the component. The size is specified as a </text:span><text:span text:style-name="Strong_20_Emphasis"><text:span text:style-name="T3">BoundSize</text:span></text:span><text:span text:style-name="T3">. See the </text:span><text:span text:style-name="Emphasis"><text:span text:style-name="T3">Common Argument Types</text:span></text:span><text:span text:style-name="T3"> section above for an explanation. Note that expressions is supported and you can for instance set the size for a component with </text:span><text:span text:style-name="Source_20_Text"><text:span text:style-name="T9">"width pref+10px"</text:span></text:span><text:span text:style-name="T3"> to make it 10 pixels larger than normal or </text:span><text:span text:style-name="Source_20_Text"><text:span text:style-name="T9">"width max(100, 10%)"</text:span></text:span><text:span text:style-name="T3"> to make it 10% of the container's width, but a maximum of 100 pixels.</text:span></text:p>
          </table:table-cell>
          <table:table-cell table:style-name="Table3.B2" office:value-type="string">
            <text:p text:style-name="P3"><text:span text:style-name="T3">"</text:span><text:span text:style-name="Source_20_Text"><text:span text:style-name="T9">width 10!"<text:line-break/>"width 10"<text:line-break/>"h 10:20"<text:line-break/>"height pref!"<text:line-break/>"w min:100:pref"<text:line-break/>"w100!,h100!"<text:line-break/>"width visual.x2-pref"</text:span></text:span></text:p>
          </table:table-cell>
        </table:table-row>
        <table:table-row>
          <table:table-cell table:style-name="Table3.A2" office:value-type="string">
            <text:p text:style-name="P3"><text:span text:style-name="Source_20_Text"><text:span text:style-name="Strong_20_Emphasis"><text:span text:style-name="T8">wmin/wmax</text:span></text:span></text:span><text:span text:style-name="Source_20_Text"><text:span text:style-name="Emphasis"><text:span text:style-name="T3"> </text:span></text:span></text:span><text:span text:style-name="Source_20_Text"><text:span text:style-name="Emphasis"><text:span text:style-name="T9">x-size</text:span></text:span></text:span><text:span text:style-name="Source_20_Text"><text:span text:style-name="T9"><text:line-break/></text:span></text:span><text:span text:style-name="Source_20_Text"><text:span text:style-name="Strong_20_Emphasis"><text:span text:style-name="T8">hmin/hmax</text:span></text:span></text:span><text:span text:style-name="Source_20_Text"><text:span text:style-name="Emphasis"><text:span text:style-name="T3"> </text:span></text:span></text:span><text:span text:style-name="Source_20_Text"><text:span text:style-name="Emphasis"><text:span text:style-name="T9">y-size</text:span></text:span></text:span></text:p>
          </table:table-cell>
          <table:table-cell table:style-name="Table3.B2" office:value-type="string">
            <text:p text:style-name="P3"><text:span text:style-name="T3">Overrides the default size of the component for minimum or maximum size that is set by the UI delegate or by the developer explicitly on the component. The size is specified as a </text:span><text:span text:style-name="Strong_20_Emphasis"><text:span text:style-name="T3">BoundSize</text:span></text:span><text:span text:style-name="T3">. See the </text:span><text:span text:style-name="Emphasis"><text:span text:style-name="T3">Common Argument Types</text:span></text:span><text:span text:style-name="T3"> section above for an explanation. Note that expressions </text:span><text:soft-page-break/><text:span text:style-name="T3">is supported and you can for instance set the size for a component with </text:span><text:span text:style-name="Source_20_Text"><text:span text:style-name="T9">"wmin pref-10px"</text:span></text:span><text:span text:style-name="T3"> to make it no less than 10 pixels smaller than normal. These keywords are syntactic shorts for </text:span><text:span text:style-name="Source_20_Text"><text:span text:style-name="T9">"width </text:span></text:span><text:span text:style-name="Source_20_Text"><text:span text:style-name="Emphasis"><text:span text:style-name="T9">size</text:span></text:span></text:span><text:span text:style-name="Source_20_Text"><text:span text:style-name="T9">:pref"</text:span></text:span><text:span text:style-name="T3"> or </text:span><text:span text:style-name="Source_20_Text"><text:span text:style-name="T9">"width min:pref:</text:span></text:span><text:span text:style-name="Source_20_Text"><text:span text:style-name="Emphasis"><text:span text:style-name="T9">size</text:span></text:span></text:span><text:span text:style-name="Source_20_Text"><text:span text:style-name="T9">"</text:span></text:span><text:span text:style-name="T3"> with is exactly the same for minimum and maximum respectively.</text:span></text:p>
          </table:table-cell>
          <table:table-cell table:style-name="Table3.B2" office:value-type="string">
            <text:p text:style-name="P3"><text:span text:style-name="T3">"</text:span><text:span text:style-name="Source_20_Text"><text:span text:style-name="T9">wmin 10"<text:line-break/>"hmax pref+100"</text:span></text:span></text:p>
          </table:table-cell>
        </table:table-row>
        <table:table-row>
          <table:table-cell table:style-name="Table3.A2" office:value-type="string">
            <text:p text:style-name="P3"><text:span text:style-name="Source_20_Text"><text:span text:style-name="Strong_20_Emphasis"><text:span text:style-name="T8">grow</text:span></text:span></text:span><text:span text:style-name="Source_20_Text"><text:span text:style-name="T3"> </text:span></text:span><text:span text:style-name="Source_20_Text"><text:span text:style-name="T9">[</text:span></text:span><text:span text:style-name="Source_20_Text"><text:span text:style-name="Emphasis"><text:span text:style-name="T9">weightx</text:span></text:span></text:span><text:span text:style-name="Source_20_Text"><text:span text:style-name="T9">] [</text:span></text:span><text:span text:style-name="Source_20_Text"><text:span text:style-name="Emphasis"><text:span text:style-name="T9">weighty</text:span></text:span></text:span><text:span text:style-name="Source_20_Text"><text:span text:style-name="T9">]<text:line-break/></text:span></text:span><text:span text:style-name="Source_20_Text"><text:span text:style-name="Strong_20_Emphasis"><text:span text:style-name="T8">growx</text:span></text:span></text:span><text:span text:style-name="Source_20_Text"><text:span text:style-name="T3"> </text:span></text:span><text:span text:style-name="Source_20_Text"><text:span text:style-name="T9">[</text:span></text:span><text:span text:style-name="Source_20_Text"><text:span text:style-name="Emphasis"><text:span text:style-name="T9">weightx</text:span></text:span></text:span><text:span text:style-name="Source_20_Text"><text:span text:style-name="T9">]<text:line-break/></text:span></text:span><text:span text:style-name="Source_20_Text"><text:span text:style-name="Strong_20_Emphasis"><text:span text:style-name="T8">growy</text:span></text:span></text:span><text:span text:style-name="Source_20_Text"><text:span text:style-name="T3"> </text:span></text:span><text:span text:style-name="Source_20_Text"><text:span text:style-name="T9">[</text:span></text:span><text:span text:style-name="Source_20_Text"><text:span text:style-name="Emphasis"><text:span text:style-name="T9">weighty</text:span></text:span></text:span><text:span text:style-name="Source_20_Text"><text:span text:style-name="T9">]</text:span></text:span></text:p>
          </table:table-cell>
          <table:table-cell table:style-name="Table3.B2" office:value-type="string">
            <text:p text:style-name="P3"><text:span text:style-name="T3">Sets how keen the component should be to grow in relation to other component in the same cell. The weight (defaults to 100 if not specified) is purely a relative value to other components' weight. Twice the weight will get double the extra space. If this constraint is not set the grow weight is set to 0 and the component will not grow (unless </text:span><text:span text:style-name="Source_20_Text"><text:span text:style-name="T9">fill</text:span></text:span><text:span text:style-name="T3"> is set in the row/column in which case </text:span><text:span text:style-name="Source_20_Text"><text:span text:style-name="T9">"grow 0"</text:span></text:span><text:span text:style-name="T3"> can be used to explicitly make it not grow). Grow weight will only be compared against the weights in the same grow priority group and for the same cell. See below.</text:span></text:p>
          </table:table-cell>
          <table:table-cell table:style-name="Table3.B2" office:value-type="string">
            <text:p text:style-name="P3"><text:span text:style-name="Source_20_Text"><text:span text:style-name="T9">"grow 50 20"<text:line-break/>"growx 50"<text:line-break/>"grow"<text:line-break/>"growx"<text:line-break/>"growy 0"</text:span></text:span></text:p>
          </table:table-cell>
        </table:table-row>
        <table:table-row>
          <table:table-cell table:style-name="Table3.A2" office:value-type="string">
            <text:p text:style-name="P3"><text:span text:style-name="Source_20_Text"><text:span text:style-name="Strong_20_Emphasis"><text:span text:style-name="T8">growprio</text:span></text:span></text:span><text:span text:style-name="Source_20_Text"><text:span text:style-name="T9">/</text:span></text:span><text:span text:style-name="Source_20_Text"><text:span text:style-name="Strong_20_Emphasis"><text:span text:style-name="T8">gp</text:span></text:span></text:span><text:span text:style-name="Source_20_Text"><text:span text:style-name="T3"> </text:span></text:span><text:span text:style-name="Source_20_Text"><text:span text:style-name="Emphasis"><text:span text:style-name="T9">prio</text:span></text:span></text:span><text:span text:style-name="Source_20_Text"><text:span text:style-name="Strong_20_Emphasis"><text:span text:style-name="T8"><text:line-break/>prowpriox</text:span></text:span></text:span><text:span text:style-name="Source_20_Text"><text:span text:style-name="T9">/</text:span></text:span><text:span text:style-name="Source_20_Text"><text:span text:style-name="Strong_20_Emphasis"><text:span text:style-name="T8">gpx</text:span></text:span></text:span><text:span text:style-name="Source_20_Text"><text:span text:style-name="T3"> </text:span></text:span><text:span text:style-name="Source_20_Text"><text:span text:style-name="Emphasis"><text:span text:style-name="T9">prio</text:span></text:span></text:span><text:span text:style-name="Source_20_Text"><text:span text:style-name="Strong_20_Emphasis"><text:span text:style-name="T8"><text:line-break/>growprioy</text:span></text:span></text:span><text:span text:style-name="Source_20_Text"><text:span text:style-name="T9">/</text:span></text:span><text:span text:style-name="Source_20_Text"><text:span text:style-name="Strong_20_Emphasis"><text:span text:style-name="T8">gpy</text:span></text:span></text:span><text:span text:style-name="Source_20_Text"><text:span text:style-name="T3"> </text:span></text:span><text:span text:style-name="Source_20_Text"><text:span text:style-name="Emphasis"><text:span text:style-name="T9">prio</text:span></text:span></text:span></text:p>
          </table:table-cell>
          <table:table-cell table:style-name="Table3.B2" office:value-type="string">
            <text:p text:style-name="P4">Sets the grow priority for the component. When growing, all components with higher priorities will be grown to their maximum size before any component with lower priority are considered. The default grow priority is 100. This constraint can be used to make certain components grow to max before other components even start to grow.</text:p>
          </table:table-cell>
          <table:table-cell table:style-name="Table3.B2" office:value-type="string">
            <text:p text:style-name="P3"><text:span text:style-name="Source_20_Text"><text:span text:style-name="T9">"growprio 50 50"<text:line-break/>"gp 110 90"<text:line-break/>"gpx 200"<text:line-break/>"growpriox 200"</text:span></text:span></text:p>
          </table:table-cell>
        </table:table-row>
        <table:table-row>
          <table:table-cell table:style-name="Table3.A2" office:value-type="string">
            <text:p text:style-name="P3"><text:span text:style-name="Source_20_Text"><text:span text:style-name="Strong_20_Emphasis"><text:span text:style-name="T8">shrink</text:span></text:span></text:span><text:span text:style-name="Source_20_Text"><text:span text:style-name="Emphasis"><text:span text:style-name="T9"><text:line-break/>weightx [weighty]</text:span></text:span></text:span></text:p>
          </table:table-cell>
          <table:table-cell table:style-name="Table3.B2" office:value-type="string">
            <text:p text:style-name="P4">Sets how keen/reluctant the component should be to shrink in relation to other components. The weight is purely a relative value to other components' weight. Twice the weight will shrink twice as much when space is scarce. If this <text:soft-page-break/>constraint is not set the shrink weight defaults to 100, which means that all components by default can shrink to their minimum size, but no less. Shrink weight will only be compared against the weights in the same shrink priority group (other components with the same shrink priority). See below.</text:p>
          </table:table-cell>
          <table:table-cell table:style-name="Table3.B2" office:value-type="string">
            <text:p text:style-name="P3"><text:span text:style-name="Source_20_Text"><text:span text:style-name="T9">"shrink 50"<text:line-break/>"shrink 50 50 "</text:span></text:span></text:p>
          </table:table-cell>
        </table:table-row>
        <table:table-row>
          <table:table-cell table:style-name="Table3.A2" office:value-type="string">
            <text:p text:style-name="P3"><text:span text:style-name="Source_20_Text"><text:span text:style-name="Strong_20_Emphasis"><text:span text:style-name="T8">shrinkprio</text:span></text:span></text:span><text:span text:style-name="Source_20_Text"><text:span text:style-name="T9">/</text:span></text:span><text:span text:style-name="Source_20_Text"><text:span text:style-name="Strong_20_Emphasis"><text:span text:style-name="T8">shp</text:span></text:span></text:span><text:span text:style-name="Source_20_Text"><text:span text:style-name="Emphasis"><text:span text:style-name="T9"><text:line-break/>priox [prioy]<text:line-break/></text:span></text:span></text:span><text:span text:style-name="Source_20_Text"><text:span text:style-name="Strong_20_Emphasis"><text:span text:style-name="T8">shrinkpriox</text:span></text:span></text:span><text:span text:style-name="Source_20_Text"><text:span text:style-name="T9">/</text:span></text:span><text:span text:style-name="Source_20_Text"><text:span text:style-name="Strong_20_Emphasis"><text:span text:style-name="T8">shpx</text:span></text:span></text:span><text:span text:style-name="Source_20_Text"><text:span text:style-name="T3"> </text:span></text:span><text:span text:style-name="Source_20_Text"><text:span text:style-name="Emphasis"><text:span text:style-name="T9">priox</text:span></text:span></text:span><text:span text:style-name="Source_20_Text"><text:span text:style-name="Strong_20_Emphasis"><text:span text:style-name="T8"><text:line-break/>shrinkprioy</text:span></text:span></text:span><text:span text:style-name="Source_20_Text"><text:span text:style-name="T9">/</text:span></text:span><text:span text:style-name="Source_20_Text"><text:span text:style-name="Strong_20_Emphasis"><text:span text:style-name="T8">shpy</text:span></text:span></text:span><text:span text:style-name="Source_20_Text"><text:span text:style-name="T3"> </text:span></text:span><text:span text:style-name="Source_20_Text"><text:span text:style-name="Emphasis"><text:span text:style-name="T9">prioy</text:span></text:span></text:span></text:p>
          </table:table-cell>
          <table:table-cell table:style-name="Table3.B2" office:value-type="string">
            <text:p text:style-name="P4">Sets the shrink priority for the component. When space is scarce and components needs be be shrunk, all components with higher priorities will be shrunk to their minimum size before any component with lower priority are considered. The default shrink priority is 100. This can be used to make certain components shrink to min before other even start to shrink.</text:p>
          </table:table-cell>
          <table:table-cell table:style-name="Table3.B2" office:value-type="string">
            <text:p text:style-name="P3"><text:span text:style-name="Source_20_Text"><text:span text:style-name="T9">"shrinkprio 50"<text:line-break/>"shp 200 200"<text:line-break/>"shpx 110"</text:span></text:span></text:p>
          </table:table-cell>
        </table:table-row>
        <table:table-row>
          <table:table-cell table:style-name="Table3.A2" office:value-type="string">
            <text:p text:style-name="P3"><text:span text:style-name="Source_20_Text"><text:span text:style-name="Strong_20_Emphasis"><text:span text:style-name="T8">sizegroup</text:span></text:span></text:span><text:span text:style-name="Source_20_Text"><text:span text:style-name="T9">/</text:span></text:span><text:span text:style-name="Source_20_Text"><text:span text:style-name="Strong_20_Emphasis"><text:span text:style-name="T8">sg</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span></text:span><text:span text:style-name="Source_20_Text"><text:span text:style-name="Strong_20_Emphasis"><text:span text:style-name="T8"><text:line-break/>sizegroupx</text:span></text:span></text:span><text:span text:style-name="Source_20_Text"><text:span text:style-name="T9">/</text:span></text:span><text:span text:style-name="Source_20_Text"><text:span text:style-name="Strong_20_Emphasis"><text:span text:style-name="T8">sgx</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line-break/></text:span></text:span><text:span text:style-name="Source_20_Text"><text:span text:style-name="Strong_20_Emphasis"><text:span text:style-name="T8">sizegroupy</text:span></text:span></text:span><text:span text:style-name="Source_20_Text"><text:span text:style-name="T9">/</text:span></text:span><text:span text:style-name="Source_20_Text"><text:span text:style-name="Strong_20_Emphasis"><text:span text:style-name="T8">sgy</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span></text:span></text:p>
          </table:table-cell>
          <table:table-cell table:style-name="Table3.B2" office:value-type="string">
            <text:p text:style-name="P3"><text:span text:style-name="T3">Gives the component a size group name. All components that share a size group name will get the same </text:span><text:span text:style-name="Strong_20_Emphasis"><text:span text:style-name="T3">BoundSize</text:span></text:span><text:span text:style-name="T3"> (min/preferred/max). It is used to make sure that all components in the same size group gets the same min/preferred/max size which is that of the largest component in the group. An empty name </text:span><text:span text:style-name="Source_20_Text"><text:span text:style-name="T9">""</text:span></text:span><text:span text:style-name="T3"> can be used.</text:span></text:p>
          </table:table-cell>
          <table:table-cell table:style-name="Table3.B2" office:value-type="string">
            <text:p text:style-name="P3"><text:span text:style-name="Source_20_Text"><text:span text:style-name="T9">"sg"<text:line-break/>"sg group1"<text:line-break/>"sizegroup props"<text:line-break/>"sgx"<text:line-break/>"sizegroupy grp1"</text:span></text:span></text:p>
          </table:table-cell>
        </table:table-row>
        <table:table-row>
          <table:table-cell table:style-name="Table3.A2" office:value-type="string">
            <text:p text:style-name="P3"><text:span text:style-name="Source_20_Text"><text:span text:style-name="Strong_20_Emphasis"><text:span text:style-name="T8">endgroup</text:span></text:span></text:span><text:span text:style-name="Source_20_Text"><text:span text:style-name="T9">/</text:span></text:span><text:span text:style-name="Source_20_Text"><text:span text:style-name="Strong_20_Emphasis"><text:span text:style-name="T8">eg</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span></text:span><text:span text:style-name="Source_20_Text"><text:span text:style-name="Strong_20_Emphasis"><text:span text:style-name="T8"><text:line-break/>endgroupx</text:span></text:span></text:span><text:span text:style-name="Source_20_Text"><text:span text:style-name="T9">/</text:span></text:span><text:span text:style-name="Source_20_Text"><text:span text:style-name="Strong_20_Emphasis"><text:span text:style-name="T8">egx</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line-break/></text:span></text:span><text:span text:style-name="Source_20_Text"><text:span text:style-name="Strong_20_Emphasis"><text:span text:style-name="T8">endgroupy</text:span></text:span></text:span><text:span text:style-name="Source_20_Text"><text:span text:style-name="T9">/</text:span></text:span><text:span text:style-name="Source_20_Text"><text:span text:style-name="Strong_20_Emphasis"><text:span text:style-name="T8">egy</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span></text:span></text:p>
          </table:table-cell>
          <table:table-cell table:style-name="Table3.B2" office:value-type="string">
            <text:p text:style-name="P3"><text:span text:style-name="T3">Gives the component an end group name and association. All components that share an end group name will get their right/bottom component side aligned. The right/bottom side will be that of the largest component in the group. If </text:span><text:span text:style-name="Source_20_Text"><text:span text:style-name="T9">"eg"</text:span></text:span><text:span text:style-name="T3"> or </text:span><text:span text:style-name="Source_20_Text"><text:span text:style-name="T9">"endgroup"</text:span></text:span><text:span text:style-name="T3"> is used and thus the dimension is not specified the current flow dimension will be used (see </text:span><text:span text:style-name="Source_20_Text"><text:span text:style-name="T9">"flowx"</text:span></text:span><text:span text:style-name="T3">). So </text:span><text:span text:style-name="Source_20_Text"><text:span text:style-name="T9">"eg"</text:span></text:span><text:span text:style-name="T3"> will be the same as </text:span><text:span text:style-name="Source_20_Text"><text:span text:style-name="T9">"egx"</text:span></text:span><text:span text:style-name="T3"> in the normal case. An </text:span><text:soft-page-break/><text:span text:style-name="T3">empty name </text:span><text:span text:style-name="Source_20_Text"><text:span text:style-name="T9">""</text:span></text:span><text:span text:style-name="T3"> can be used.</text:span></text:p>
          </table:table-cell>
          <table:table-cell table:style-name="Table3.B2" office:value-type="string">
            <text:p text:style-name="P3"><text:span text:style-name="Source_20_Text"><text:span text:style-name="T9">"eg"<text:line-break/>"eg group1"<text:line-break/>"endgroup props"<text:line-break/>"egx"<text:line-break/>"endgroupy grp1"</text:span></text:span></text:p>
          </table:table-cell>
        </table:table-row>
        <table:table-row>
          <table:table-cell table:style-name="Table3.A2" office:value-type="string">
            <text:p text:style-name="P3"><text:span text:style-name="Source_20_Text"><text:span text:style-name="Strong_20_Emphasis"><text:span text:style-name="T8">gap</text:span></text:span></text:span><text:span text:style-name="Source_20_Text"><text:span text:style-name="T3"> </text:span></text:span><text:span text:style-name="Source_20_Text"><text:span text:style-name="Emphasis"><text:span text:style-name="T9">left</text:span></text:span></text:span><text:span text:style-name="Source_20_Text"><text:span text:style-name="T3"> </text:span></text:span><text:span text:style-name="Source_20_Text"><text:span text:style-name="T9">[</text:span></text:span><text:span text:style-name="Source_20_Text"><text:span text:style-name="Emphasis"><text:span text:style-name="T9">right</text:span></text:span></text:span><text:span text:style-name="Source_20_Text"><text:span text:style-name="T9">]<text:line-break/>[</text:span></text:span><text:span text:style-name="Source_20_Text"><text:span text:style-name="Emphasis"><text:span text:style-name="T9">top</text:span></text:span></text:span><text:span text:style-name="Source_20_Text"><text:span text:style-name="T9">] [</text:span></text:span><text:span text:style-name="Source_20_Text"><text:span text:style-name="Emphasis"><text:span text:style-name="T9">bottom</text:span></text:span></text:span><text:span text:style-name="Source_20_Text"><text:span text:style-name="T9">]<text:line-break/></text:span></text:span><text:span text:style-name="Source_20_Text"><text:span text:style-name="Strong_20_Emphasis"><text:span text:style-name="T8">gaptop</text:span></text:span></text:span><text:span text:style-name="Source_20_Text"><text:span text:style-name="T3"> </text:span></text:span><text:span text:style-name="Source_20_Text"><text:span text:style-name="Emphasis"><text:span text:style-name="T9">gap</text:span></text:span></text:span><text:span text:style-name="Source_20_Text"><text:span text:style-name="Strong_20_Emphasis"><text:span text:style-name="T8"><text:line-break/>gapleft</text:span></text:span></text:span><text:span text:style-name="Source_20_Text"><text:span text:style-name="T3"> </text:span></text:span><text:span text:style-name="Source_20_Text"><text:span text:style-name="Emphasis"><text:span text:style-name="T9">gap</text:span></text:span></text:span><text:span text:style-name="Source_20_Text"><text:span text:style-name="Strong_20_Emphasis"><text:span text:style-name="T8"><text:line-break/>gapbottom</text:span></text:span></text:span><text:span text:style-name="Source_20_Text"><text:span text:style-name="T3"> </text:span></text:span><text:span text:style-name="Source_20_Text"><text:span text:style-name="Emphasis"><text:span text:style-name="T9">gap</text:span></text:span></text:span><text:span text:style-name="Source_20_Text"><text:span text:style-name="Strong_20_Emphasis"><text:span text:style-name="T8"><text:line-break/>gapright</text:span></text:span></text:span><text:span text:style-name="Source_20_Text"><text:span text:style-name="T3"> </text:span></text:span><text:span text:style-name="Source_20_Text"><text:span text:style-name="Emphasis"><text:span text:style-name="T9">gap</text:span></text:span></text:span><text:span text:style-name="Source_20_Text"><text:span text:style-name="Strong_20_Emphasis"><text:span text:style-name="T8"><text:line-break/>gapbefore</text:span></text:span></text:span><text:span text:style-name="Source_20_Text"><text:span text:style-name="T3"> </text:span></text:span><text:span text:style-name="Source_20_Text"><text:span text:style-name="Emphasis"><text:span text:style-name="T9">gap</text:span></text:span></text:span><text:span text:style-name="Source_20_Text"><text:span text:style-name="Strong_20_Emphasis"><text:span text:style-name="T8"><text:line-break/>gapafter</text:span></text:span></text:span><text:span text:style-name="Source_20_Text"><text:span text:style-name="T3"> </text:span></text:span><text:span text:style-name="Source_20_Text"><text:span text:style-name="Emphasis"><text:span text:style-name="T9">gap</text:span></text:span></text:span></text:p>
          </table:table-cell>
          <table:table-cell table:style-name="Table3.B2" office:value-type="string">
            <text:p text:style-name="P3"><text:span text:style-name="T3">Specifies the gap between the components in the cell or to the cell edge depending on what is around this component. If a gap size is missing it is interpreted as </text:span><text:span text:style-name="Source_20_Text"><text:span text:style-name="T9">0px</text:span></text:span><text:span text:style-name="T3">. The gaps are specified as a </text:span><text:span text:style-name="Strong_20_Emphasis"><text:span text:style-name="T3">BoundSize</text:span></text:span><text:span text:style-name="T3">. See above.</text:span></text:p>
          </table:table-cell>
          <table:table-cell table:style-name="Table3.B2" office:value-type="string">
            <text:p text:style-name="P3"><text:span text:style-name="Source_20_Text"><text:span text:style-name="T9">"gap 5px 10px"<text:line-break/>"gap unrel rel"<text:line-break/>"gapx 10:20:50"<text:line-break/>"gapy 0:rel:null"<text:line-break/>"gap 10! 10!"</text:span></text:span></text:p>
          </table:table-cell>
        </table:table-row>
        <table:table-row>
          <table:table-cell table:style-name="Table3.A2" office:value-type="string">
            <text:p text:style-name="P3"><text:span text:style-name="Source_20_Text"><text:span text:style-name="Strong_20_Emphasis"><text:span text:style-name="T8">gap</text:span></text:span></text:span><text:span text:style-name="Source_20_Text"><text:span text:style-name="T9">x </text:span></text:span><text:span text:style-name="Source_20_Text"><text:span text:style-name="Emphasis"><text:span text:style-name="T9">left</text:span></text:span></text:span><text:span text:style-name="Source_20_Text"><text:span text:style-name="T3"> </text:span></text:span><text:span text:style-name="Source_20_Text"><text:span text:style-name="T9">[</text:span></text:span><text:span text:style-name="Source_20_Text"><text:span text:style-name="Emphasis"><text:span text:style-name="T9">right</text:span></text:span></text:span><text:span text:style-name="Source_20_Text"><text:span text:style-name="T9">]<text:line-break/></text:span></text:span><text:span text:style-name="Source_20_Text"><text:span text:style-name="Strong_20_Emphasis"><text:span text:style-name="T8">gapy</text:span></text:span></text:span><text:span text:style-name="Source_20_Text"><text:span text:style-name="T3"> </text:span></text:span><text:span text:style-name="Source_20_Text"><text:span text:style-name="Emphasis"><text:span text:style-name="T9">top [bottom]</text:span></text:span></text:span></text:p>
          </table:table-cell>
          <table:table-cell table:style-name="Table3.B2" office:value-type="string">
            <text:p text:style-name="P3"><text:span text:style-name="T3">Specifies the horizontal or vertical gap between the components in the cell or to the cell edge depending on what is around this component. If a gap size is missing it is interpreted as </text:span><text:span text:style-name="Source_20_Text"><text:span text:style-name="T9">0px</text:span></text:span><text:span text:style-name="T3">. The gaps are specified as a </text:span><text:span text:style-name="Strong_20_Emphasis"><text:span text:style-name="T3">BoundSize</text:span></text:span><text:span text:style-name="T3">. See above.</text:span></text:p>
          </table:table-cell>
          <table:table-cell table:style-name="Table3.B2" office:value-type="string">
            <text:p text:style-name="P3"><text:span text:style-name="Source_20_Text"><text:span text:style-name="T9">"gapx 5px 10px"<text:line-break/>"gapy unrel rel"</text:span></text:span></text:p>
          </table:table-cell>
        </table:table-row>
        <table:table-row>
          <table:table-cell table:style-name="Table3.A2" office:value-type="string">
            <text:p text:style-name="P3"><text:span text:style-name="Source_20_Text"><text:span text:style-name="Strong_20_Emphasis"><text:span text:style-name="T8">id</text:span></text:span></text:span><text:span text:style-name="Source_20_Text"><text:span text:style-name="T3"> </text:span></text:span><text:span text:style-name="Source_20_Text"><text:span text:style-name="T9">[</text:span></text:span><text:span text:style-name="Source_20_Text"><text:span text:style-name="Emphasis"><text:span text:style-name="T9">groupid.</text:span></text:span></text:span><text:span text:style-name="Source_20_Text"><text:span text:style-name="T9">] id</text:span></text:span></text:p>
          </table:table-cell>
          <table:table-cell table:style-name="Table3.B2" office:value-type="string">
            <text:p text:style-name="P3"><text:span text:style-name="T3">Sets the id (or name) for the component. If the </text:span><text:span text:style-name="Source_20_Text"><text:span text:style-name="T9">id</text:span></text:span><text:span text:style-name="T3"> is not specified the </text:span><text:span text:style-name="Source_20_Text"><text:span text:style-name="T9">ComponentWrapper.getLinkId()</text:span></text:span><text:span text:style-name="T3"> value is used. This value will give the component a way to be referenced from other components. Two or more components may share the </text:span><text:span text:style-name="Source_20_Text"><text:span text:style-name="T9">group id</text:span></text:span><text:span text:style-name="T3"> but the </text:span><text:span text:style-name="Source_20_Text"><text:span text:style-name="T9">id</text:span></text:span><text:span text:style-name="T3"> should be unique within a layout. The value will be converted to lower case and are thus </text:span><text:span text:style-name="Strong_20_Emphasis"><text:span text:style-name="T3">not</text:span></text:span><text:span text:style-name="T3"> case sensitive. There must not be a dot first or last in the value string.</text:span></text:p>
          </table:table-cell>
          <table:table-cell table:style-name="Table3.B2" office:value-type="string">
            <text:p text:style-name="P3"><text:span text:style-name="Source_20_Text"><text:span text:style-name="T9">"id button1"<text:line-break/>"id grp1.b1"</text:span></text:span></text:p>
          </table:table-cell>
        </table:table-row>
        <table:table-row>
          <table:table-cell table:style-name="Table3.A2" office:value-type="string">
            <text:p text:style-name="P3"><text:span text:style-name="Source_20_Text"><text:span text:style-name="Strong_20_Emphasis"><text:span text:style-name="T8">pos</text:span></text:span></text:span><text:span text:style-name="Source_20_Text"><text:span text:style-name="T3"> </text:span></text:span><text:span text:style-name="Source_20_Text"><text:span text:style-name="Emphasis"><text:span text:style-name="T9">x</text:span></text:span></text:span><text:span text:style-name="Source_20_Text"><text:span text:style-name="T3"> </text:span></text:span><text:span text:style-name="Source_20_Text"><text:span text:style-name="Emphasis"><text:span text:style-name="T9">y</text:span></text:span></text:span><text:span text:style-name="Source_20_Text"><text:span text:style-name="T3"> </text:span></text:span><text:span text:style-name="Source_20_Text"><text:span text:style-name="T9">[</text:span></text:span><text:span text:style-name="Source_20_Text"><text:span text:style-name="Emphasis"><text:span text:style-name="T9">x2</text:span></text:span></text:span><text:span text:style-name="Source_20_Text"><text:span text:style-name="T9">] [</text:span></text:span><text:span text:style-name="Source_20_Text"><text:span text:style-name="Emphasis"><text:span text:style-name="T9">y2</text:span></text:span></text:span><text:span text:style-name="Source_20_Text"><text:span text:style-name="T9">]</text:span></text:span></text:p>
          </table:table-cell>
          <table:table-cell table:style-name="Table3.B2" office:value-type="string">
            <text:p text:style-name="P3"><text:span text:style-name="T3">Positions the component with absolute coordinates relative to the container. If this keyword is used the component will </text:span><text:span text:style-name="Strong_20_Emphasis"><text:span text:style-name="T3">not</text:span></text:span><text:span text:style-name="T3"> be put in a grid cell and will thus not affect the flow in the grid. One of either</text:span><text:span text:style-name="Source_20_Text"><text:span text:style-name="T9">x</text:span></text:span><text:span text:style-name="T3">/</text:span><text:span text:style-name="Source_20_Text"><text:span text:style-name="T9">x2</text:span></text:span><text:span text:style-name="T3"> and one of</text:span><text:span text:style-name="Source_20_Text"><text:span text:style-name="T9">y</text:span></text:span><text:span text:style-name="T3">/</text:span><text:span text:style-name="Source_20_Text"><text:span text:style-name="T9">y2</text:span></text:span><text:span text:style-name="T3"> must not be </text:span><text:span text:style-name="Source_20_Text"><text:span text:style-name="T9">null</text:span></text:span><text:span text:style-name="T3">. The coordinate that is set to </text:span><text:span text:style-name="Source_20_Text"><text:span text:style-name="T9">null</text:span></text:span><text:span text:style-name="T3"> will be placed so that the component get its preferred size in that dimension. Non-specified values will be set to </text:span><text:span text:style-name="Source_20_Text"><text:span text:style-name="T9">null</text:span></text:span><text:span text:style-name="T3">, so for instance </text:span><text:span text:style-name="Source_20_Text"><text:span text:style-name="T9">"abs 50% 50%"</text:span></text:span><text:span text:style-name="T3"> is the </text:span><text:soft-page-break/><text:span text:style-name="T3">same as </text:span><text:span text:style-name="Source_20_Text"><text:span text:style-name="T9">"abs 50% 50% null null"</text:span></text:span><text:span text:style-name="T3">. If the position and size can be determined without references to the parent containers size it will affect the preferred size of the container.<text:line-break/>Example: </text:span><text:span text:style-name="Source_20_Text"><text:span text:style-name="T9">"pos 50% 50% n n" or "pos 0.5al 0.5al" or "pos 100px 200px" or "position n n 200 200"</text:span></text:span><text:span text:style-name="T3">.</text:span></text:p>
            <text:p text:style-name="P3"><text:span text:style-name="T3">Absolute positions can also links to other components' bounds using their </text:span><text:span text:style-name="Source_20_Text"><text:span text:style-name="T9">id</text:span></text:span><text:span text:style-name="T3">s or </text:span><text:span text:style-name="Source_20_Text"><text:span text:style-name="T9">groupId</text:span></text:span><text:span text:style-name="T3">s. It can even use expressions around these links. E.g. </text:span><text:span text:style-name="Source_20_Text"><text:span text:style-name="T9">"pos (butt.x+indent) butt1.y2"</text:span></text:span><text:span text:style-name="T3"> will position the component directly under the component with id "butt1", indented slightly to the right. There are two special bounds that are always set. </text:span><text:span text:style-name="Source_20_Text"><text:span text:style-name="T9">"container"</text:span></text:span><text:span text:style-name="T3"> are set to the bounds if the container and </text:span><text:span text:style-name="Source_20_Text"><text:span text:style-name="T9">"visual"</text:span></text:span><text:span text:style-name="T3"> are set to the bounds of the container minus the specified insets. The coordinates that can be used for these links are:</text:span></text:p>
            <text:list text:style-name="L1">
              <text:list-item>
                <text:p text:style-name="P6"><text:span text:style-name="Strong_20_Emphasis"><text:span text:style-name="T3">.x</text:span></text:span><text:span text:style-name="T3"> or </text:span><text:span text:style-name="Strong_20_Emphasis"><text:span text:style-name="T3">.y</text:span></text:span><text:span text:style-name="T3"> - The top left coordinate of the referenced component's bounds</text:span></text:p>
              </text:list-item>
              <text:list-item>
                <text:p text:style-name="P6"><text:span text:style-name="Strong_20_Emphasis"><text:span text:style-name="T3">.x2</text:span></text:span><text:span text:style-name="T3"> or .</text:span><text:span text:style-name="Strong_20_Emphasis"><text:span text:style-name="T3">y2</text:span></text:span><text:span text:style-name="T3"> - The lower right coordinate of the referenced component's bounds</text:span></text:p>
              </text:list-item>
              <text:list-item>
                <text:p text:style-name="P6"><text:span text:style-name="Strong_20_Emphasis"><text:span text:style-name="T3">.w</text:span></text:span><text:span text:style-name="T3"> or </text:span><text:span text:style-name="Strong_20_Emphasis"><text:span text:style-name="T3">.h</text:span></text:span><text:span text:style-name="T3"> - The current width and height of the referenced component.</text:span></text:p>
              </text:list-item>
              <text:list-item>
                <text:p text:style-name="P5"><text:span text:style-name="Strong_20_Emphasis"><text:span text:style-name="T3">.xpos</text:span></text:span><text:span text:style-name="T3"> or </text:span><text:span text:style-name="Strong_20_Emphasis"><text:span text:style-name="T3">.ypos</text:span></text:span><text:span text:style-name="T3"> - The top left coordinate of the referenced component </text:span><text:span text:style-name="Strong_20_Emphasis"><text:span text:style-name="T3">in screen coordinates</text:span></text:span><text:span text:style-name="T3">.</text:span></text:p>
              </text:list-item>
            </text:list>
          </table:table-cell>
          <table:table-cell table:style-name="Table3.B2" office:value-type="string">
            <text:p text:style-name="P3"><text:span text:style-name="Source_20_Text"><text:span text:style-name="T9">"pos (b1.x+b1.w/2)<text:line-break/>(b1.y2+rel)"<text:line-break/><text:line-break/>"pos<text:line-break/>(visual.x2-pref)<text:line-break/>200"<text:line-break/><text:line-break/>"pos n b1.y<text:line-break/>b1.x-rel b1.y2"<text:line-break/><text:line-break/>"pos 100 100<text:line-break/>200 200"</text:span></text:span></text:p>
          </table:table-cell>
        </table:table-row>
        <table:table-row>
          <table:table-cell table:style-name="Table3.A2" office:value-type="string">
            <text:p text:style-name="P3"><text:span text:style-name="Source_20_Text"><text:span text:style-name="Strong_20_Emphasis"><text:span text:style-name="T8">x</text:span></text:span></text:span><text:span text:style-name="Source_20_Text"><text:span text:style-name="T3"> </text:span></text:span><text:span text:style-name="Source_20_Text"><text:span text:style-name="T9">x<text:line-break/></text:span></text:span><text:span text:style-name="Source_20_Text"><text:span text:style-name="Strong_20_Emphasis"><text:span text:style-name="T8">x2</text:span></text:span></text:span><text:span text:style-name="Source_20_Text"><text:span text:style-name="T3"> </text:span></text:span><text:span text:style-name="Source_20_Text"><text:span text:style-name="T9">x2<text:line-break/></text:span></text:span><text:span text:style-name="Source_20_Text"><text:span text:style-name="Strong_20_Emphasis"><text:span text:style-name="T8">y</text:span></text:span></text:span><text:span text:style-name="Source_20_Text"><text:span text:style-name="T3"> </text:span></text:span><text:span text:style-name="Source_20_Text"><text:span text:style-name="T9">y<text:line-break/></text:span></text:span><text:span text:style-name="Source_20_Text"><text:span text:style-name="Strong_20_Emphasis"><text:span text:style-name="T8">y2</text:span></text:span></text:span><text:span text:style-name="Source_20_Text"><text:span text:style-name="T3"> </text:span></text:span><text:span text:style-name="Source_20_Text"><text:span text:style-name="T9">y2</text:span></text:span></text:p>
          </table:table-cell>
          <table:table-cell table:style-name="Table3.B2" office:value-type="string">
            <text:p text:style-name="P4">Used to position the start (x or y), end (x2 or y2) or both edges of a component in absolute coordinates. This is used for when a component is in a grid or dock and it for instance needs to be adjusted to align with something else or in <text:soft-page-break/>some other way be positioned absolutely. The cell that the component is positioned in will not change size, neither will the grid. The x, y, x2 and y2 keywords are applied in the last stage and will therefore not affect other components in the grid or dock, unless they are explicitly linked to the bounds of the component. If the position and size can be determined without references to the parent containers size it will affect the preferred size of the container.</text:p>
          </table:table-cell>
          <table:table-cell table:style-name="Table3.B2" office:value-type="string">
            <text:p text:style-name="P3"><text:span text:style-name="Source_20_Text"><text:span text:style-name="T9">"x button1.x"<text:line-break/>"x2 (visual.x2-50)1"<text:line-break/>"x 100, y 300"</text:span></text:span></text:p>
          </table:table-cell>
        </table:table-row>
        <table:table-row>
          <table:table-cell table:style-name="Table3.A2" office:value-type="string">
            <text:p text:style-name="P3"><text:span text:style-name="Source_20_Text"><text:span text:style-name="Strong_20_Emphasis"><text:span text:style-name="T8">dock</text:span></text:span></text:span><text:span text:style-name="Source_20_Text"><text:span text:style-name="T3"> </text:span></text:span><text:span text:style-name="Source_20_Text"><text:span text:style-name="T9">("</text:span></text:span><text:span text:style-name="Source_20_Text"><text:span text:style-name="Emphasis"><text:span text:style-name="T9">north</text:span></text:span></text:span><text:span text:style-name="Source_20_Text"><text:span text:style-name="T9">" "</text:span></text:span><text:span text:style-name="Source_20_Text"><text:span text:style-name="Emphasis"><text:span text:style-name="T9">west</text:span></text:span></text:span><text:span text:style-name="Source_20_Text"><text:span text:style-name="T9">"<text:line-break/>"</text:span></text:span><text:span text:style-name="Source_20_Text"><text:span text:style-name="Emphasis"><text:span text:style-name="T9">south</text:span></text:span></text:span><text:span text:style-name="Source_20_Text"><text:span text:style-name="T9">" "</text:span></text:span><text:span text:style-name="Source_20_Text"><text:span text:style-name="Emphasis"><text:span text:style-name="T9">east</text:span></text:span></text:span><text:span text:style-name="Source_20_Text"><text:span text:style-name="T9">"</text:span></text:span><text:span text:style-name="T3">)<text:line-break/>or<text:line-break/></text:span><text:span text:style-name="Source_20_Text"><text:span text:style-name="Strong_20_Emphasis"><text:span text:style-name="T8">north</text:span></text:span></text:span><text:span text:style-name="Source_20_Text"><text:span text:style-name="Strong_20_Emphasis"><text:span text:style-name="T9">/</text:span></text:span></text:span><text:span text:style-name="Source_20_Text"><text:span text:style-name="Strong_20_Emphasis"><text:span text:style-name="T8">west</text:span></text:span></text:span><text:span text:style-name="Source_20_Text"><text:span text:style-name="Strong_20_Emphasis"><text:span text:style-name="T9">/</text:span></text:span></text:span><text:span text:style-name="Source_20_Text"><text:span text:style-name="Strong_20_Emphasis"><text:span text:style-name="T8">south</text:span></text:span></text:span><text:span text:style-name="Source_20_Text"><text:span text:style-name="Strong_20_Emphasis"><text:span text:style-name="T9">/</text:span></text:span></text:span><text:span text:style-name="Source_20_Text"><text:span text:style-name="Strong_20_Emphasis"><text:span text:style-name="T8">east</text:span></text:span></text:span></text:p>
          </table:table-cell>
          <table:table-cell table:style-name="Table3.B2" office:value-type="string">
            <text:p text:style-name="P3"><text:span text:style-name="T3">Used for docking the component at an edge, or the center, of the container. Works much like </text:span><text:span text:style-name="Source_20_Text"><text:span text:style-name="T9">BorderLayout</text:span></text:span><text:span text:style-name="T3"> except that there can be an arbitrary number of docking components. They get the docked space in the order they are added to the container and "cuts that piece of". The </text:span><text:span text:style-name="Source_20_Text"><text:span text:style-name="T9">"dock"</text:span></text:span><text:span text:style-name="T3"> keyword can be omitted for all but </text:span><text:span text:style-name="Source_20_Text"><text:span text:style-name="T9">"</text:span></text:span><text:span text:style-name="Source_20_Text"><text:span text:style-name="Emphasis"><text:span text:style-name="T9">center</text:span></text:span></text:span><text:span text:style-name="Source_20_Text"><text:span text:style-name="T9">"</text:span></text:span><text:span text:style-name="T3"> and is only there to use for clarity. The component will be put in special surrounding cells that spans the rest of the rows which means that the docking constraint can be combined with many other constraints such as </text:span><text:span text:style-name="Source_20_Text"><text:span text:style-name="T9">padding</text:span></text:span><text:span text:style-name="T3">, </text:span><text:span text:style-name="Source_20_Text"><text:span text:style-name="T9">width</text:span></text:span><text:span text:style-name="T3">, </text:span><text:span text:style-name="Source_20_Text"><text:span text:style-name="T9">height</text:span></text:span><text:span text:style-name="T3"> and </text:span><text:span text:style-name="Source_20_Text"><text:span text:style-name="T9">gap</text:span></text:span><text:span text:style-name="T3">.</text:span></text:p>
          </table:table-cell>
          <table:table-cell table:style-name="Table3.B2" office:value-type="string">
            <text:p text:style-name="P3"><text:span text:style-name="Source_20_Text"><text:span text:style-name="T9">"dock north"<text:line-break/>"north"<text:line-break/>"west, gap 5"</text:span></text:span></text:p>
          </table:table-cell>
        </table:table-row>
        <table:table-row>
          <table:table-cell table:style-name="Table3.A2" office:value-type="string">
            <text:p text:style-name="P3"><text:span text:style-name="Source_20_Text"><text:span text:style-name="Strong_20_Emphasis"><text:span text:style-name="T8">pad</text:span></text:span></text:span><text:span text:style-name="Source_20_Text"><text:span text:style-name="T3"> </text:span></text:span><text:span text:style-name="Source_20_Text"><text:span text:style-name="Emphasis"><text:span text:style-name="T9">top [left]<text:line-break/>[bottom] [right</text:span></text:span></text:span><text:span text:style-name="Emphasis"><text:span text:style-name="Source_20_Text"><text:span text:style-name="T9">]</text:span></text:span></text:span></text:p>
          </table:table-cell>
          <table:table-cell table:style-name="Table3.B2" office:value-type="string">
            <text:p text:style-name="P3"><text:span text:style-name="T3">Sets the padding for the component in absolute pixels. This is an absolute adjustment of the bounds if the component and is done at the last stage in the layout process. This means it will not affect gaps or cell size or move other components. It can be used to compensate for something that for some reason is hard to do with the other constraints. For instance </text:span><text:span text:style-name="Source_20_Text"><text:span text:style-name="T9">"ins -5 -5 5 5"</text:span></text:span><text:span text:style-name="T3"> will enlarge the component five pixels in all directions making it 10 pixels taller and wider. If values </text:span><text:soft-page-break/><text:span text:style-name="T3">are omitted they will be set to 0.<text:line-break/></text:span><text:span text:style-name="Strong_20_Emphasis"><text:span text:style-name="T3">Note!</text:span></text:span><text:span text:style-name="T3"> Padding multi-line components derived from </text:span><text:span text:style-name="Source_20_Text"><text:span text:style-name="T9">JTextComponent</text:span></text:span><text:span text:style-name="T3"> (such as </text:span><text:span text:style-name="Source_20_Text"><text:span text:style-name="T9">JTextArea</text:span></text:span><text:span text:style-name="T3">) without setting a explicit minimum size may result in an continuous size escalation (animated!). This is not a bug in the layout manager but a "feature" derived from how these components calculates their minimum size. If the size is padded so that it increases by one pixel, the text component will automatically issue a revalidation and the layout cycle will restart, now with a the newly increased size as the new </text:span><text:span text:style-name="Strong_20_Emphasis"><text:span text:style-name="T3">minimum</text:span></text:span><text:span text:style-name="T3"> size. This will continue until the maximum size is reached. This only happens for components that have "line wrap" set to </text:span><text:span text:style-name="Source_20_Text"><text:span text:style-name="T9">true</text:span></text:span><text:span text:style-name="T3">.</text:span></text:p>
          </table:table-cell>
          <table:table-cell table:style-name="Table3.B2" office:value-type="string">
            <text:p text:style-name="P3"><text:span text:style-name="Source_20_Text"><text:span text:style-name="T9">"padding 10 10"<text:line-break/>"pad 5 5 -5 -5"<text:line-break/>"pad 0 0 1 1"</text:span></text:span></text:p>
          </table:table-cell>
        </table:table-row>
        <table:table-row>
          <table:table-cell table:style-name="Table3.A2" office:value-type="string">
            <text:p text:style-name="P3"><text:span text:style-name="Source_20_Text"><text:span text:style-name="Strong_20_Emphasis"><text:span text:style-name="T8">al</text:span></text:span></text:span><text:span text:style-name="Source_20_Text"><text:span text:style-name="T9">/</text:span></text:span><text:span text:style-name="Source_20_Text"><text:span text:style-name="Strong_20_Emphasis"><text:span text:style-name="T8">align</text:span></text:span></text:span><text:span text:style-name="Source_20_Text"><text:span text:style-name="T3"> </text:span></text:span><text:span text:style-name="Source_20_Text"><text:span text:style-name="Emphasis"><text:span text:style-name="T9">alignx</text:span></text:span></text:span><text:span text:style-name="Source_20_Text"><text:span text:style-name="T3"> </text:span></text:span><text:span text:style-name="Source_20_Text"><text:span text:style-name="T9">[</text:span></text:span><text:span text:style-name="Source_20_Text"><text:span text:style-name="Emphasis"><text:span text:style-name="T9">aligny</text:span></text:span></text:span><text:span text:style-name="Source_20_Text"><text:span text:style-name="T9">]<text:line-break/></text:span></text:span><text:span text:style-name="Source_20_Text"><text:span text:style-name="Strong_20_Emphasis"><text:span text:style-name="T8">alignx</text:span></text:span></text:span><text:span text:style-name="Source_20_Text"><text:span text:style-name="T9">/</text:span></text:span><text:span text:style-name="Source_20_Text"><text:span text:style-name="Strong_20_Emphasis"><text:span text:style-name="T8">ax</text:span></text:span></text:span><text:span text:style-name="Source_20_Text"><text:span text:style-name="T3"> </text:span></text:span><text:span text:style-name="Source_20_Text"><text:span text:style-name="Emphasis"><text:span text:style-name="T9">alignx</text:span></text:span></text:span><text:span text:style-name="Source_20_Text"><text:span text:style-name="Strong_20_Emphasis"><text:span text:style-name="T8"><text:line-break/>aligny</text:span></text:span></text:span><text:span text:style-name="Source_20_Text"><text:span text:style-name="T9">/</text:span></text:span><text:span text:style-name="Source_20_Text"><text:span text:style-name="Strong_20_Emphasis"><text:span text:style-name="T8">ay</text:span></text:span></text:span><text:span text:style-name="Source_20_Text"><text:span text:style-name="T3"> </text:span></text:span><text:span text:style-name="Source_20_Text"><text:span text:style-name="Emphasis"><text:span text:style-name="T9">aligny</text:span></text:span></text:span></text:p>
          </table:table-cell>
          <table:table-cell table:style-name="Table3.B2" office:value-type="string">
            <text:p text:style-name="P3"><text:span text:style-name="T3">Specifies the alignment for the component if the cell is larger than the component plus its gaps. The alignment can be specified as a </text:span><text:span text:style-name="Strong_20_Emphasis"><text:span text:style-name="T3">UnitValue</text:span></text:span><text:span text:style-name="T3"> or </text:span><text:span text:style-name="Strong_20_Emphasis"><text:span text:style-name="T3">AlignKeyword</text:span></text:span><text:span text:style-name="T3">. See above. If </text:span><text:span text:style-name="Strong_20_Emphasis"><text:span text:style-name="T3">AlignKeyword</text:span></text:span><text:span text:style-name="T3"> is used the </text:span><text:span text:style-name="Source_20_Text"><text:span text:style-name="T9">"align"</text:span></text:span><text:span text:style-name="T3"> keyword can be omitted. In a cell where there is more than one component, the first component can set the alignment for all the components. It is not possible to for instance set the first component to be left aligned and the second to be right aligned and thus get a gap between them. That effect can better be accomplished by setting a gap between the components that have a minimum size and a large preferred size.<text:line-break/>Note that baseline alignement does not work if the component can't get its preferred size in the vertical dimension.</text:span></text:p>
          </table:table-cell>
          <table:table-cell table:style-name="Table3.B2" office:value-type="string">
            <text:p text:style-name="P3"><text:span text:style-name="Source_20_Text"><text:span text:style-name="T9">"align 50% 50%"<text:line-break/>"aligny top"<text:line-break/>"alignx leading"<text:line-break/>"align 100px"<text:line-break/>"top, left"<text:line-break/>"aligny baseline"</text:span></text:span></text:p>
          </table:table-cell>
        </table:table-row>
        <table:table-row>
          <table:table-cell table:style-name="Table3.A2" office:value-type="string">
            <text:p text:style-name="P3"><text:span text:style-name="Source_20_Text"><text:span text:style-name="Strong_20_Emphasis"><text:span text:style-name="T8">external</text:span></text:span></text:span></text:p>
          </table:table-cell>
          <table:table-cell table:style-name="Table3.B2" office:value-type="string">
            <text:p text:style-name="P3"><text:span text:style-name="T3">Inhibits MigLayout to change the bounds for the component. The </text:span><text:soft-page-break/><text:span text:style-name="T3">bounds should be handled/set from code outside this layout manager by calling the </text:span><text:span text:style-name="Source_20_Text"><text:span text:style-name="T9">setBounds(..)</text:span></text:span><text:span text:style-name="T3"> (or equivalent depending on the GUI toolkit used) directly on the component. This component's bounds can still be linked to by other components if it has an </text:span><text:span text:style-name="Source_20_Text"><text:span text:style-name="T9">"id"</text:span></text:span><text:span text:style-name="T3"> tag, or a link id is provided by the </text:span><text:span text:style-name="Source_20_Text"><text:span text:style-name="T9">ComponentWrapper</text:span></text:span><text:span text:style-name="T3">. This is a very simple and powerful way to extend the usages for MigLayout and reduce the number of times a custom layout manager has to be written. Normal application code can be used to set the bounds, something that can't be done with any other layout managers.</text:span></text:p>
          </table:table-cell>
          <table:table-cell table:style-name="Table3.B2" office:value-type="string">
            <text:p text:style-name="P3"><text:span text:style-name="Source_20_Text"><text:span text:style-name="T9">"external"<text:line-break/></text:span></text:span><text:soft-page-break/><text:span text:style-name="Source_20_Text"><text:span text:style-name="T9">"external,id butt"</text:span></text:span></text:p>
          </table:table-cell>
        </table:table-row>
        <table:table-row>
          <table:table-cell table:style-name="Table3.A2" office:value-type="string">
            <text:p text:style-name="P3"><text:span text:style-name="Source_20_Text"><text:span text:style-name="Strong_20_Emphasis"><text:span text:style-name="T8">hidemode</text:span></text:span></text:span></text:p>
          </table:table-cell>
          <table:table-cell table:style-name="Table3.B2" office:value-type="string">
            <text:p text:style-name="P3"><text:span text:style-name="T3">Sets the hide mode for the component. If the hide mode has been specified in the This hide mode can be overridden by the component constraint. The hide mode specified how the layout manager should handle a component that isn't visible. The modes are:<text:line-break/></text:span><text:span text:style-name="Source_20_Text"><text:span text:style-name="T9">0</text:span></text:span><text:span text:style-name="T3"> - Default. Means that invisible components will be handled exactly as if they were visible.<text:line-break/></text:span><text:span text:style-name="Source_20_Text"><text:span text:style-name="T9">1</text:span></text:span><text:span text:style-name="T3"> - The size of the component (if invisible) will be set to </text:span><text:span text:style-name="Source_20_Text"><text:span text:style-name="T9">0, 0</text:span></text:span><text:span text:style-name="T3">.<text:line-break/></text:span><text:span text:style-name="Source_20_Text"><text:span text:style-name="T9">2</text:span></text:span><text:span text:style-name="T3"> - The size of the component (if invisible) will be set to </text:span><text:span text:style-name="Source_20_Text"><text:span text:style-name="T9">0, 0</text:span></text:span><text:span text:style-name="T3"> and the gaps will also be set to </text:span><text:span text:style-name="Source_20_Text"><text:span text:style-name="T9">0</text:span></text:span><text:span text:style-name="T3"> around it.<text:line-break/></text:span><text:span text:style-name="Source_20_Text"><text:span text:style-name="T9">3</text:span></text:span><text:span text:style-name="T3"> - Invisible components will not participate in the layout at all and it will for instance not take up a grid cell.</text:span></text:p>
          </table:table-cell>
          <table:table-cell table:style-name="Table3.B2" office:value-type="string">
            <text:p text:style-name="P3"><text:span text:style-name="Source_20_Text"><text:span text:style-name="T9">"hidemode 1"</text:span></text:span></text:p>
          </table:table-cell>
        </table:table-row>
        <table:table-row>
          <table:table-cell table:style-name="Table3.A27" office:value-type="string">
            <text:p text:style-name="P3"><text:span text:style-name="Source_20_Text"><text:span text:style-name="Strong_20_Emphasis"><text:span text:style-name="T8">tag</text:span></text:span></text:span><text:span text:style-name="Source_20_Text"><text:span text:style-name="T3"> </text:span></text:span><text:span text:style-name="Source_20_Text"><text:span text:style-name="T9">[</text:span></text:span><text:span text:style-name="Source_20_Text"><text:span text:style-name="Emphasis"><text:span text:style-name="T9">name</text:span></text:span></text:span><text:span text:style-name="Source_20_Text"><text:span text:style-name="T9">]</text:span></text:span></text:p>
          </table:table-cell>
          <table:table-cell table:style-name="Table3.B27" office:value-type="string">
            <text:p text:style-name="P3"><text:span text:style-name="T3">Tags the component with metadata name that can be used by the layout engine. The tag can be used to explain for the layout manager what the components is showing, such as an </text:span><text:span text:style-name="Strong_20_Emphasis"><text:span text:style-name="T3">OK</text:span></text:span><text:span text:style-name="T3"> or </text:span><text:span text:style-name="Strong_20_Emphasis"><text:span text:style-name="T3">Cancel</text:span></text:span><text:span text:style-name="T3"> button. Unknown tags will be disregarded </text:span><text:soft-page-break/><text:span text:style-name="T3">without error or any indication.<text:line-break/>Currently the recognized tags are used for button reordering on a per platform basis. See the JavaDoc for </text:span><text:span text:style-name="Source_20_Text"><text:span text:style-name="T9">PlatformConverter.getButtonBarOrder(int type)</text:span></text:span><text:span text:style-name="T3"> for a longer explanation.<text:line-break/>The supported tags are:</text:span></text:p>
            <text:list text:style-name="L2">
              <text:list-item>
                <text:p text:style-name="P8"><text:span text:style-name="Strong_20_Emphasis"><text:span text:style-name="T3">ok</text:span></text:span><text:span text:style-name="T3"> - An OK button.</text:span></text:p>
              </text:list-item>
              <text:list-item>
                <text:p text:style-name="P8"><text:span text:style-name="Strong_20_Emphasis"><text:span text:style-name="T3">cancel</text:span></text:span><text:span text:style-name="T3"> - A Cancel button.</text:span></text:p>
              </text:list-item>
              <text:list-item>
                <text:p text:style-name="P8"><text:span text:style-name="Strong_20_Emphasis"><text:span text:style-name="T3">help</text:span></text:span><text:span text:style-name="T3"> - Help button that is normally on the right.</text:span></text:p>
              </text:list-item>
              <text:list-item>
                <text:p text:style-name="P8"><text:span text:style-name="Strong_20_Emphasis"><text:span text:style-name="T3">help2</text:span></text:span><text:span text:style-name="T3"> - Help button that on some platforms is placed to the left.</text:span></text:p>
              </text:list-item>
              <text:list-item>
                <text:p text:style-name="P8"><text:span text:style-name="Strong_20_Emphasis"><text:span text:style-name="T3">yes</text:span></text:span><text:span text:style-name="T3"> - A Yes button.</text:span></text:p>
              </text:list-item>
              <text:list-item>
                <text:p text:style-name="P8"><text:span text:style-name="Strong_20_Emphasis"><text:span text:style-name="T3">no</text:span></text:span><text:span text:style-name="T3"> - A No button.</text:span></text:p>
              </text:list-item>
              <text:list-item>
                <text:p text:style-name="P8"><text:span text:style-name="Strong_20_Emphasis"><text:span text:style-name="T3">apply</text:span></text:span><text:span text:style-name="T3"> - An Apply button.</text:span></text:p>
              </text:list-item>
              <text:list-item>
                <text:p text:style-name="P8"><text:span text:style-name="Strong_20_Emphasis"><text:span text:style-name="T3">next</text:span></text:span><text:span text:style-name="T3"> - A Next or Forward button.</text:span></text:p>
              </text:list-item>
              <text:list-item>
                <text:p text:style-name="P8"><text:span text:style-name="Strong_20_Emphasis"><text:span text:style-name="T3">back</text:span></text:span><text:span text:style-name="T3"> - A Previous or Back button.</text:span></text:p>
              </text:list-item>
              <text:list-item>
                <text:p text:style-name="P8"><text:span text:style-name="Strong_20_Emphasis"><text:span text:style-name="T3">finish</text:span></text:span><text:span text:style-name="T3"> - A Finished button.</text:span></text:p>
              </text:list-item>
              <text:list-item>
                <text:p text:style-name="P8"><text:span text:style-name="Strong_20_Emphasis"><text:span text:style-name="T3">left</text:span></text:span><text:span text:style-name="T3"> - A button that should normally always be placed on the far left.</text:span></text:p>
              </text:list-item>
              <text:list-item>
                <text:p text:style-name="P7"><text:span text:style-name="Strong_20_Emphasis"><text:span text:style-name="T3">right</text:span></text:span><text:span text:style-name="T3"> - A button that should normally always be placed on the far right.</text:span></text:p>
              </text:list-item>
            </text:list>
          </table:table-cell>
          <table:table-cell table:style-name="Table3.B27" office:value-type="string">
            <text:p text:style-name="P3"><text:span text:style-name="Source_20_Text"><text:span text:style-name="T9">"tag ok"<text:line-break/>"tag help2"</text:span></text:span></text:p>
          </table:table-cell>
        </table:table-row>
      </table:table>
      <text:p text:style-name="P18"/>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Courier, mono"/>
    <style:font-face style:name="Geneva" svg:font-family="Geneva,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9T15:01:55.674000000</meta:creation-date>
    <dc:date>2024-05-09T15:12:54.464000000</dc:date>
    <meta:editing-duration>PT48S</meta:editing-duration>
    <meta:editing-cycles>1</meta:editing-cycles>
    <meta:document-statistic meta:table-count="3" meta:image-count="0" meta:object-count="0" meta:page-count="20" meta:paragraph-count="206" meta:word-count="5827" meta:character-count="33461" meta:non-whitespace-character-count="27868"/>
    <meta:generator>LibreOffice/7.5.2.2$Windows_X86_64 LibreOffice_project/53bb9681a964705cf672590721dbc85eb4d0c3a2</meta:generator>
  </office:meta>
</office:document-meta>
</file>